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99ccff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font-style-asian="italic" style:font-style-complex="italic"/>
    </style:style>
    <style:style style:name="ce1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99ccff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99ccff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7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9" style:family="table-cell" style:parent-style-name="Default"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#ffff99"/>
      <style:text-properties style:font-name="Arial"/>
    </style:style>
    <style:style style:name="ce33" style:family="table-cell" style:parent-style-name="Default" style:data-style-name="N0">
      <style:text-properties style:font-name="Arial"/>
    </style:style>
    <style:style style:name="ce34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6" style:family="table-cell" style:parent-style-name="Default" style:data-style-name="N0">
      <style:text-properties style:use-window-font-color="true" style:font-name="Arial"/>
    </style:style>
    <style:style style:name="ce3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able-cell-properties fo:background-color="transparent"/>
      <style:text-properties style:font-name="Arial"/>
    </style:style>
    <style:style style:name="ce40" style:family="table-cell" style:parent-style-name="Default" style:data-style-name="N0">
      <style:table-cell-properties fo:background-color="#99ccff"/>
      <style:text-properties style:font-name="Arial"/>
    </style:style>
    <style:style style:name="ce41" style:family="table-cell" style:parent-style-name="Default" style:data-style-name="N0">
      <style:table-cell-properties fo:background-color="#99ccff"/>
      <style:text-properties style:font-name="Arial" fo:font-style="normal" style:font-style-asian="normal" style:font-style-complex="normal"/>
    </style:style>
    <style:style style:name="ce42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3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7" style:family="table-cell" style:parent-style-name="Default" style:data-style-name="N1">
      <style:table-cell-properties fo:background-color="#ffff99"/>
      <style:text-properties style:font-name="Arial"/>
    </style:style>
    <style:style style:name="ce48" style:family="table-cell" style:parent-style-name="Default" style:data-style-name="N1">
      <style:text-properties style:font-name="Arial"/>
    </style:style>
    <style:style style:name="ce49" style:family="table-cell" style:parent-style-name="Default" style:data-style-name="N1">
      <style:text-properties style:use-window-font-color="true" style:font-name="Arial"/>
    </style:style>
    <style:style style:name="ce50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1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3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4" style:family="table-cell" style:parent-style-name="Default" style:data-style-name="N1">
      <style:table-cell-properties fo:background-color="#99ccff"/>
      <style:text-properties style:font-name="Arial"/>
    </style:style>
    <style:style style:name="ce55" style:family="table-cell" style:parent-style-name="Default" style:data-style-name="N1">
      <style:table-cell-properties fo:background-color="#99ccff"/>
      <style:text-properties style:use-window-font-color="true" style:font-name="Arial"/>
    </style:style>
    <style:style style:name="ce56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7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9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0" style:family="table-cell" style:parent-style-name="Default" style:data-style-name="N1">
      <style:table-cell-properties fo:background-color="transparent"/>
      <style:text-properties style:font-name="Arial"/>
    </style:style>
    <style:style style:name="ce61" style:family="table-cell" style:parent-style-name="Default"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4" style:family="table-cell" style:parent-style-name="Default">
      <style:table-cell-properties fo:background-color="#99ccff"/>
      <style:text-properties style:font-name="Arial" fo:font-style="normal" style:font-style-asian="normal" style:font-style-complex="normal"/>
    </style:style>
    <style:style style:name="ce6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70" style:family="table-cell" style:parent-style-name="Default"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8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83caff"/>
      <style:text-properties style:font-name="Arial"/>
    </style:style>
    <style:style style:name="ce84" style:family="table-cell" style:parent-style-name="Default">
      <style:table-cell-properties fo:background-color="#99ccff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Weight (kg)</text:p>
          </table:table-cell>
          <table:table-cell table:style-name="ce2" office:value-type="string">
            <text:p>Speed (m/s)</text:p>
          </table:table-cell>
          <table:table-cell table:style-name="ce2" office:value-type="string">
            <text:p>Gradient (1 in...)</text:p>
          </table:table-cell>
          <table:table-cell table:style-name="ce2" office:value-type="string">
            <text:p>Weight force (kg * G)</text:p>
          </table:table-cell>
          <table:table-cell table:style-name="ce2" office:value-type="string">
            <text:p>Force</text:p>
          </table:table-cell>
          <table:table-cell table:style-name="ce2" office:value-type="string">
            <text:p>Power (Watts)</text:p>
          </table:table-cell>
          <table:table-cell table:style-name="ce2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3"/>
        <table:table-column table:style-name="co15" table:default-cell-style-name="ce48"/>
        <table:table-column table:style-name="co16" table:default-cell-style-name="ce48"/>
        <table:table-column table:style-name="co17" table:default-cell-style-name="ce6"/>
        <table:table-column table:style-name="co18" table:default-cell-style-name="ce6"/>
        <table:table-column table:style-name="co19" table:default-cell-style-name="ce70"/>
        <table:table-column table:style-name="co1" table:number-columns-repeated="1013" table:default-cell-style-name="ce6"/>
        <table:table-row table:style-name="ro1">
          <table:table-cell table:style-name="ce3" office:value-type="string">
            <text:p>Intro.</text:p>
          </table:table-cell>
          <table:table-cell table:style-name="ce3" office:value-type="string">
            <text:p>Locomotive</text:p>
          </table:table-cell>
          <table:table-cell table:style-name="ce3" office:value-type="string">
            <text:p>F'box grate (sq. ft.)</text:p>
          </table:table-cell>
          <table:table-cell table:style-name="ce3" office:value-type="string">
            <text:p>Heating area (sq. ft.)</text:p>
          </table:table-cell>
          <table:table-cell table:style-name="ce3" office:value-type="string">
            <text:p>Pressure (psi)</text:p>
          </table:table-cell>
          <table:table-cell table:style-name="ce30" office:value-type="string">
            <text:p>TE (kN)</text:p>
          </table:table-cell>
          <table:table-cell table:style-name="ce45" office:value-type="string">
            <text:p>Power (kW)</text:p>
          </table:table-cell>
          <table:table-cell table:style-name="ce45" office:value-type="string">
            <text:p>Factor</text:p>
          </table:table-cell>
          <table:table-cell table:style-name="ce3" office:value-type="string">
            <text:p>Compound</text:p>
          </table:table-cell>
          <table:table-cell table:style-name="ce3" office:value-type="string">
            <text:p>Sup. Surface</text:p>
          </table:table-cell>
          <table:table-cell table:style-name="ce67" office:value-type="string">
            <text:p>Reference</text:p>
          </table:table-cell>
          <table:table-cell table:style-name="ce83" table:number-columns-repeated="1011"/>
          <table:table-cell table:number-columns-repeated="2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4" office:value-type="string">
            <text:p>SDR Locomotion</text:p>
          </table:table-cell>
          <table:table-cell table:style-name="ce11" office:value-type="string">
            <text:p>Not available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6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8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>
            <text:p>1829</text:p>
          </table:table-cell>
          <table:table-cell table:style-name="ce5" office:value-type="string">
            <text:p>LMR Rocket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37.75">
            <text:p>137.75</text:p>
          </table:table-cell>
          <table:table-cell table:style-name="ce5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2">
            <text:p>12</text:p>
          </table:table-cell>
          <table:table-cell table:style-name="ce47" table:formula="of:=[.F3]*[.G3]" office:value-type="float" office:value="48">
            <text:p>4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46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46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>
            <text:p>1833</text:p>
          </table:table-cell>
          <table:table-cell table:style-name="ce5" office:value-type="string">
            <text:p>LMR Patentee</text:p>
          </table:table-cell>
          <table:table-cell table:number-columns-repeated="2" table:style-name="ce12" office:value-type="string">
            <text:p>Not available</text:p>
          </table:table-cell>
          <table:table-cell table:style-name="ce2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7" office:value-type="float" office:value="37">
            <text:p>37</text:p>
          </table:table-cell>
          <table:table-cell table:style-name="ce47" table:formula="of:=[.F6]*[.G6]" office:value-type="float" office:value="185">
            <text:p>18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>
            <text:p>1837</text:p>
          </table:table-cell>
          <table:table-cell table:style-name="ce7" office:value-type="string">
            <text:p>LMR Lion</text:p>
          </table:table-cell>
          <table:table-cell table:number-columns-repeated="3" table:style-name="ce11" office:value-type="string">
            <text:p>Not available</text:p>
          </table:table-cell>
          <table:table-cell table:style-name="ce34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58" office:value-type="float" office:value="250">
            <text:p>25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11" office:value-type="string">
            <text:p>Not available</text:p>
          </table:table-cell>
          <table:table-cell table:style-name="ce11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58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>
            <text:p>1843</text:p>
          </table:table-cell>
          <table:table-cell table:style-name="ce8" office:value-type="string">
            <text:p>L&amp;BR 2-4-0T (early)</text:p>
          </table:table-cell>
          <table:table-cell table:number-columns-repeated="2" table:style-name="ce13" office:value-type="string">
            <text:p>Not available</text:p>
          </table:table-cell>
          <table:table-cell table:style-name="ce13" office:value-type="float" office:value="60">
            <text:p>60</text:p>
          </table:table-cell>
          <table:table-cell table:style-name="ce35" office:value-type="float" office:value="12">
            <text:p>12</text:p>
          </table:table-cell>
          <table:table-cell table:style-name="ce49" table:formula="of:=[.H9]/[.F9]" office:value-type="float" office:value="33.3333333333333">
            <text:p>33</text:p>
          </table:table-cell>
          <table:table-cell table:style-name="ce59" office:value-type="float" office:value="400">
            <text:p>4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11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10]/[.F10]" office:value-type="float" office:value="25">
            <text:p>25</text:p>
          </table:table-cell>
          <table:table-cell table:style-name="ce58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>
            <text:p>1845</text:p>
          </table:table-cell>
          <table:table-cell table:style-name="ce5" office:value-type="string">
            <text:p>LNWR Crewe type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709">
            <text:p>709</text:p>
          </table:table-cell>
          <table:table-cell table:style-name="ce26" office:value-type="float" office:value="75">
            <text:p>75</text:p>
          </table:table-cell>
          <table:table-cell table:style-name="ce32" office:value-type="float" office:value="15">
            <text:p>15</text:p>
          </table:table-cell>
          <table:table-cell table:style-name="ce47" office:value-type="float" office:value="83">
            <text:p>83</text:p>
          </table:table-cell>
          <table:table-cell table:style-name="ce47" table:formula="of:=[.G11]*[.F11]" office:value-type="float" office:value="1245">
            <text:p>124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>
            <text:p>1847</text:p>
          </table:table-cell>
          <table:table-cell table:style-name="ce5" office:value-type="string">
            <text:p>LBSC Jenny Lind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8">
            <text:p>28</text:p>
          </table:table-cell>
          <table:table-cell table:style-name="ce47" office:value-type="float" office:value="98">
            <text:p>98</text:p>
          </table:table-cell>
          <table:table-cell table:style-name="ce47" table:formula="of:=[.G12]*[.F12]" office:value-type="float" office:value="2744">
            <text:p>2744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>
            <text:p>1848</text:p>
          </table:table-cell>
          <table:table-cell table:style-name="ce5" office:value-type="string">
            <text:p>MR Crampton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062">
            <text:p>1062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21">
            <text:p>21</text:p>
          </table:table-cell>
          <table:table-cell table:style-name="ce47" office:value-type="float" office:value="140">
            <text:p>140</text:p>
          </table:table-cell>
          <table:table-cell table:style-name="ce47" table:formula="of:=[.G13]*[.F13]" office:value-type="float" office:value="2940">
            <text:p>294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6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4]/[.F14]" office:value-type="float" office:value="52.6863284611809">
            <text:p>53</text:p>
          </table:table-cell>
          <table:table-cell table:formula="of:=[.H13]/([.D13]*[.C13]) * ([.C14]*[.D14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>
            <text:p>1847</text:p>
          </table:table-cell>
          <table:table-cell table:style-name="ce8" office:value-type="string">
            <text:p>LBSCR Sharp well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24" office:value-type="float" office:value="120">
            <text:p>120</text:p>
          </table:table-cell>
          <table:table-cell table:style-name="ce36" office:value-type="float" office:value="27">
            <text:p>27</text:p>
          </table:table-cell>
          <table:table-cell table:style-name="ce50" table:formula="of:=[.H15]/[.F15]" office:value-type="float" office:value="77.7777777777778">
            <text:p>78</text:p>
          </table:table-cell>
          <table:table-cell table:style-name="ce51" office:value-type="float" office:value="2100">
            <text:p>21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>
            <text:p>1851</text:p>
          </table:table-cell>
          <table:table-cell table:style-name="ce5" office:value-type="string">
            <text:p>LNWR Bloomer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448.5">
            <text:p>1448.5</text:p>
          </table:table-cell>
          <table:table-cell table:style-name="ce28" office:value-type="string">
            <text:p>150/120</text:p>
          </table:table-cell>
          <table:table-cell table:style-name="ce32" office:value-type="float" office:value="26">
            <text:p>26</text:p>
          </table:table-cell>
          <table:table-cell table:style-name="ce47" office:value-type="float" office:value="160">
            <text:p>160</text:p>
          </table:table-cell>
          <table:table-cell table:style-name="ce47" table:formula="of:=[.G16]*[.F16]" office:value-type="float" office:value="4160">
            <text:p>416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7]/[.F17]" office:value-type="float" office:value="60.6060606060606">
            <text:p>61</text:p>
          </table:table-cell>
          <table:table-cell table:style-name="ce53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8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>
            <text:p>1852</text:p>
          </table:table-cell>
          <table:table-cell table:style-name="ce8" office:value-type="string">
            <text:p>LBSCR (later) 2-2-2WT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49" table:formula="of:=[.H18]/[.F18]" office:value-type="float" office:value="100">
            <text:p>100</text:p>
          </table:table-cell>
          <table:table-cell table:style-name="ce51" office:value-type="float" office:value="2500">
            <text:p>2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4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11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6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9]/[.F19]" office:value-type="float" office:value="154.207083333333">
            <text:p>154</text:p>
          </table:table-cell>
          <table:table-cell table:formula="of:=([.H12]*[.D19]/[.D12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>
            <text:p>1854</text:p>
          </table:table-cell>
          <table:table-cell table:style-name="ce8" office:value-type="string">
            <text:p>LBSCR Croydon Engines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5" office:value-type="float" office:value="30">
            <text:p>30</text:p>
          </table:table-cell>
          <table:table-cell table:style-name="ce49" table:formula="of:=[.H20]/[.F20]" office:value-type="float" office:value="116.666666666667">
            <text:p>117</text:p>
          </table:table-cell>
          <table:table-cell table:style-name="ce51" office:value-type="float" office:value="3500">
            <text:p>3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11" office:value-type="string">
            <text:p>Not available</text:p>
          </table:table-cell>
          <table:table-cell table:style-name="ce16" office:value-type="float" office:value="675">
            <text:p>675</text:p>
          </table:table-cell>
          <table:table-cell table:style-name="ce16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21]/[.F21]" office:value-type="float" office:value="72.7128633241922">
            <text:p>73</text:p>
          </table:table-cell>
          <table:table-cell table:formula="of:=(([.H11]*[.D21]/[.D11]) + ([.H13]*[.D21]/[.D13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mixed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5">
            <text:p>35</text:p>
          </table:table-cell>
          <table:table-cell table:style-name="ce51" table:formula="of:=[.H22]/[.F22]" office:value-type="float" office:value="102.857142857143">
            <text:p>103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passenger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51" table:formula="of:=[.H23]/[.F23]" office:value-type="float" office:value="144">
            <text:p>144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>
            <text:p>1855</text:p>
          </table:table-cell>
          <table:table-cell table:style-name="ce8" office:value-type="string">
            <text:p>LBSCR 0-4-2ST</text:p>
          </table:table-cell>
          <table:table-cell table:style-name="ce11" office:value-type="string">
            <text:p>Not available</text:p>
          </table:table-cell>
          <table:table-cell table:style-name="ce13" office:value-type="float" office:value="859">
            <text:p>859</text:p>
          </table:table-cell>
          <table:table-cell table:style-name="ce14" office:value-type="float" office:value="110">
            <text:p>110</text:p>
          </table:table-cell>
          <table:table-cell table:style-name="ce36" office:value-type="float" office:value="26">
            <text:p>26</text:p>
          </table:table-cell>
          <table:table-cell table:formula="of:=[.H24]/[.F24]" office:value-type="float" office:value="74.7388798578407">
            <text:p>75</text:p>
          </table:table-cell>
          <table:table-cell table:formula="of:=(([.H13]*[.D24]/[.D13]) + ([.H11]*[.D24]/[.D11])) /2" office:value-type="float" office:value="1943.21087630386">
            <text:p>194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25]/[.F25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26]/[.F26]" office:value-type="float" office:value="69.1360295722911">
            <text:p>69</text:p>
          </table:table-cell>
          <table:table-cell table:formula="of:=([.H21]/([.D14]*[.C14]) * ([.C26]*[.D26]) * [.E26]) /[.E14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West End (experimental)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2">
            <text:p>32</text:p>
          </table:table-cell>
          <table:table-cell table:style-name="ce49" table:formula="of:=[.H27]/[.F27]" office:value-type="float" office:value="93.75">
            <text:p>94</text:p>
          </table:table-cell>
          <table:table-cell table:style-name="ce51" office:value-type="float" office:value="3000">
            <text:p>30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LBSCR Small goods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880">
            <text:p>88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7">
            <text:p>47</text:p>
          </table:table-cell>
          <table:table-cell table:style-name="ce49" table:formula="of:=[.H28]/[.F28]" office:value-type="float" office:value="39.7058325835466">
            <text:p>40</text:p>
          </table:table-cell>
          <table:table-cell table:style-name="ce49" table:formula="of:=([.H26]/([.D26]*[.C26]) * ([.C28]*[.D28]) * [.E28]) /[.E26]" office:value-type="float" office:value="1866.17413142669">
            <text:p>186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>
            <text:p>1859</text:p>
          </table:table-cell>
          <table:table-cell table:style-name="ce5" office:value-type="string">
            <text:p>LNWR Problem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173">
            <text:p>173</text:p>
          </table:table-cell>
          <table:table-cell table:style-name="ce47" table:formula="of:=[.G29]*[.F29]" office:value-type="float" office:value="4671">
            <text:p>4671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11" office:value-type="float" office:value="10">
            <text:p>10</text:p>
          </table:table-cell>
          <table:table-cell table:style-name="ce16" office:value-type="float" office:value="850">
            <text:p>850</text:p>
          </table:table-cell>
          <table:table-cell table:style-name="ce16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30]/[.F30]" office:value-type="float" office:value="83.6839529404623">
            <text:p>84</text:p>
          </table:table-cell>
          <table:table-cell table:formula="of:=([.H29]/([.D29]*[.C29]) * ([.C30]*[.D30]) * [.E30]) /[.E29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>
            <text:p>1862</text:p>
          </table:table-cell>
          <table:table-cell table:style-name="ce8" office:value-type="string">
            <text:p>LBSCR standard passenger</text:p>
          </table:table-cell>
          <table:table-cell table:style-name="ce15" office:value-type="float" office:value="14.96">
            <text:p>14.96</text:p>
          </table:table-cell>
          <table:table-cell table:style-name="ce24" office:value-type="float" office:value="1004">
            <text:p>1004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27">
            <text:p>27</text:p>
          </table:table-cell>
          <table:table-cell table:style-name="ce49" table:formula="of:=[.H31]/[.F31]" office:value-type="float" office:value="172.061976422456">
            <text:p>172</text:p>
          </table:table-cell>
          <table:table-cell table:style-name="ce49" table:formula="of:=([.H29]/([.D29]*[.C29]) * ([.C31]*[.D31]) * [.E31]) /[.E29]" office:value-type="float" office:value="4645.67336340632">
            <text:p>464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>
            <text:p>1863</text:p>
          </table:table-cell>
          <table:table-cell table:style-name="ce5" office:value-type="string">
            <text:p>FR George Englan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55">
            <text:p>155</text:p>
          </table:table-cell>
          <table:table-cell table:style-name="ce5" office:value-type="float" office:value="130">
            <text:p>130</text:p>
          </table:table-cell>
          <table:table-cell table:style-name="ce32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7" table:formula="of:=[.G32]*[.F32]" office:value-type="float" office:value="238">
            <text:p>23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33]/[.F33]" office:value-type="float" office:value="120.608922873803">
            <text:p>121</text:p>
          </table:table-cell>
          <table:table-cell table:formula="of:=[.H29]/([.D29]*[.C29]) * ([.C33]*[.D3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6" office:value-type="float" office:value="27.5">
            <text:p>27.5</text:p>
          </table:table-cell>
          <table:table-cell table:style-name="ce16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34]/[.F34]" office:value-type="float" office:value="115.172758525328">
            <text:p>115</text:p>
          </table:table-cell>
          <table:table-cell table:formula="of:=([.H26]/([.D26]*[.C26]) * ([.C34]*[.D34]) * [.E34]) /[.E26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Crystal Palace tank</text:p>
          </table:table-cell>
          <table:table-cell table:style-name="ce14" office:value-type="float" office:value="14">
            <text:p>14</text:p>
          </table:table-cell>
          <table:table-cell table:style-name="ce24" office:value-type="float" office:value="859">
            <text:p>859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7">
            <text:p>37</text:p>
          </table:table-cell>
          <table:table-cell table:style-name="ce49" table:formula="of:=[.H35]/[.F35]" office:value-type="float" office:value="100.531656918223">
            <text:p>101</text:p>
          </table:table-cell>
          <table:table-cell table:style-name="ce49" table:formula="of:=([.H29]/([.D29]*[.C29]) * ([.C35]*[.D35]) * [.E35]) /[.E29]" office:value-type="float" office:value="3719.67130597425">
            <text:p>372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Standard Goods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73">
            <text:p>127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4">
            <text:p>44</text:p>
          </table:table-cell>
          <table:table-cell table:style-name="ce49" table:formula="of:=[.H36]/[.F36]" office:value-type="float" office:value="125.281552876104">
            <text:p>125</text:p>
          </table:table-cell>
          <table:table-cell table:style-name="ce49" table:formula="of:=([.H41]/([.D41]*[.C41]) * ([.C36]*[.D36]) * [.E36]) /[.E41]" office:value-type="float" office:value="5512.38832654857">
            <text:p>5512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37]/[.F37]" office:value-type="float" office:value="129.159266303066">
            <text:p>129</text:p>
          </table:table-cell>
          <table:table-cell table:formula="of:=([.H30]/([.D30]*[.C30]) * ([.C37]*[.D37]) * [.E37]) /[.E30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38]/[.F38]" office:value-type="float" office:value="168.175939169448">
            <text:p>168</text:p>
          </table:table-cell>
          <table:table-cell table:formula="of:=([.H41]/([.D41]*[.C41]) * ([.C38]*[.D38]) * [.E38]) /[.E41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6'6 single</text:p>
          </table:table-cell>
          <table:table-cell table:style-name="ce8" office:value-type="float" office:value="13.75">
            <text:p>13.75</text:p>
          </table:table-cell>
          <table:table-cell table:style-name="ce8" office:value-type="float" office:value="1023">
            <text:p>102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0">
            <text:p>30</text:p>
          </table:table-cell>
          <table:table-cell table:style-name="ce49" table:formula="of:=[.H39]/[.F39]" office:value-type="float" office:value="168.518516001867">
            <text:p>169</text:p>
          </table:table-cell>
          <table:table-cell table:style-name="ce49" table:formula="of:=([.H44]/([.D44]*[.C44]) * ([.C39]*[.D39]) * [.E39]) /[.E44]" office:value-type="float" office:value="5055.55548005602">
            <text:p>505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small single</text:p>
          </table:table-cell>
          <table:table-cell table:style-name="ce14" office:value-type="float" office:value="13">
            <text:p>13</text:p>
          </table:table-cell>
          <table:table-cell table:style-name="ce8" office:value-type="float" office:value="960">
            <text:p>96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1">
            <text:p>31</text:p>
          </table:table-cell>
          <table:table-cell table:style-name="ce49" table:formula="of:=[.H40]/[.F40]" office:value-type="float" office:value="144.691640402357">
            <text:p>145</text:p>
          </table:table-cell>
          <table:table-cell table:style-name="ce49" table:formula="of:=([.H44]/([.D44]*[.C44]) * ([.C40]*[.D40]) * [.E40]) /[.E44]" office:value-type="float" office:value="4485.44085247305">
            <text:p>4485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41]/[.F41]" office:value-type="float" office:value="139.00753513501">
            <text:p>139</text:p>
          </table:table-cell>
          <table:table-cell table:formula="of:=([.H33]/([.D33]*[.C33]) * ([.C41]*[.D41]) * [.E41]) /[.E3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42]/[.F42]" office:value-type="float" office:value="151.826901504784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3]/[.F43]" office:value-type="float" office:value="77.3417083891025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>
            <text:p>1868</text:p>
          </table:table-cell>
          <table:table-cell table:style-name="ce8" office:value-type="string">
            <text:p>LBSCR Victoria</text:p>
          </table:table-cell>
          <table:table-cell table:style-name="ce14" office:value-type="float" office:value="15.2">
            <text:p>15.2</text:p>
          </table:table-cell>
          <table:table-cell table:style-name="ce14" office:value-type="float" office:value="1084">
            <text:p>1084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38">
            <text:p>38</text:p>
          </table:table-cell>
          <table:table-cell table:style-name="ce49" table:formula="of:=[.H44]/[.F44]" office:value-type="float" office:value="167.828033474189">
            <text:p>168</text:p>
          </table:table-cell>
          <table:table-cell table:style-name="ce49" table:formula="of:=([.H42]/([.D42]*[.C42]) * ([.C44]*[.D44]) * [.E44]) /[.E42]" office:value-type="float" office:value="6377.46527201918">
            <text:p>637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5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5]/[.F45]" office:value-type="float" office:value="151.521115801749">
            <text:p>152</text:p>
          </table:table-cell>
          <table:table-cell table:formula="of:=([.H48]/([.D48]*[.C48]) * ([.C45]*[.D45]) * [.E45]) /[.E48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6]/[.F46]" office:value-type="float" office:value="141.509433962264">
            <text:p>142</text:p>
          </table:table-cell>
          <table:table-cell table:style-name="ce53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>
            <text:p>1869</text:p>
          </table:table-cell>
          <table:table-cell table:style-name="ce8" office:value-type="string">
            <text:p>LBSCR light tank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312">
            <text:p>312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25">
            <text:p>25</text:p>
          </table:table-cell>
          <table:table-cell table:style-name="ce49" table:formula="of:=[.H47]/[.F47]" office:value-type="float" office:value="63.3131139358601">
            <text:p>63</text:p>
          </table:table-cell>
          <table:table-cell table:style-name="ce49" table:formula="of:=([.H52]/([.D52]*[.C52]) * ([.C47]*[.D47]) * [.E47]) /[.E52]" office:value-type="float" office:value="1582.8278483965">
            <text:p>158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MR 800 Class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53">
            <text:p>53</text:p>
          </table:table-cell>
          <table:table-cell table:style-name="ce47" office:value-type="float" office:value="171">
            <text:p>171</text:p>
          </table:table-cell>
          <table:table-cell table:style-name="ce47" table:formula="of:=[.G48]*[.F48]" office:value-type="float" office:value="9063">
            <text:p>9063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GNR Stirling 8ft single</text:p>
          </table:table-cell>
          <table:table-cell table:style-name="ce5" office:value-type="float" office:value="17.65">
            <text:p>17.65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45">
            <text:p>45</text:p>
          </table:table-cell>
          <table:table-cell table:style-name="ce47" office:value-type="float" office:value="203">
            <text:p>203</text:p>
          </table:table-cell>
          <table:table-cell table:style-name="ce47" table:formula="of:=[.G49]*[.F49]" office:value-type="float" office:value="9135">
            <text:p>913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50]/[.F50]" office:value-type="float" office:value="141.37223090379">
            <text:p>141</text:p>
          </table:table-cell>
          <table:table-cell table:formula="of:=([.H48]/([.D48]*[.C48]) * ([.C50]*[.D50]) * [.E50]) /[.E48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>
            <text:p>1872</text:p>
          </table:table-cell>
          <table:table-cell table:style-name="ce5" office:value-type="string">
            <text:p>FR Double Fairlie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713">
            <text:p>713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60">
            <text:p>60</text:p>
          </table:table-cell>
          <table:table-cell table:style-name="ce47" table:formula="of:=[.G51]*[.F51]" office:value-type="float" office:value="1620">
            <text:p>162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52]/[.F52]" office:value-type="float" office:value="70.3422201533675">
            <text:p>70</text:p>
          </table:table-cell>
          <table:table-cell table:formula="of:=([.H50]/([.D50]*[.C50]) * ([.C52]*[.D52]) * [.E52]) /[.E50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>
            <text:p>1872</text:p>
          </table:table-cell>
          <table:table-cell table:style-name="ce8" office:value-type="string">
            <text:p>LBSCR Belgravia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23">
            <text:p>1123</text:p>
          </table:table-cell>
          <table:table-cell table:style-name="ce8" office:value-type="float" office:value="140">
            <text:p>140</text:p>
          </table:table-cell>
          <table:table-cell table:style-name="ce36" office:value-type="float" office:value="44">
            <text:p>44</text:p>
          </table:table-cell>
          <table:table-cell table:style-name="ce49" table:formula="of:=[.H53]/[.F53]" office:value-type="float" office:value="187.696387026101">
            <text:p>188</text:p>
          </table:table-cell>
          <table:table-cell table:style-name="ce49" table:formula="of:=([.H42]/([.D42]*[.C42]) * ([.C53]*[.D53]) * [.E53]) /[.E42]" office:value-type="float" office:value="8258.64102914846">
            <text:p>8259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54]/[.F54]" office:value-type="float" office:value="116.524285714286">
            <text:p>117</text:p>
          </table:table-cell>
          <table:table-cell table:formula="of:=([.H50]/([.D50]*[.C50]) * ([.C54]*[.D54]) * [.E54]) /[.E50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5]/[.F55]" office:value-type="float" office:value="109.714387392535">
            <text:p>110</text:p>
          </table:table-cell>
          <table:table-cell table:formula="of:=([.H49]/([.D49]*[.C49]) * ([.C55]*[.D55]) * [.E55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56]/[.F56]" office:value-type="float" office:value="177.938421309303">
            <text:p>178</text:p>
          </table:table-cell>
          <table:table-cell table:formula="of:=([.H48]/([.D48]*[.C48]) * ([.C56]*[.D56]) * [.E56]) /[.E48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>
            <text:p>1874</text:p>
          </table:table-cell>
          <table:table-cell table:style-name="ce8" office:value-type="string">
            <text:p>LBSCR G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48">
            <text:p>48</text:p>
          </table:table-cell>
          <table:table-cell table:style-name="ce49" table:formula="of:=[.H57]/[.F57]" office:value-type="float" office:value="176.249293851798">
            <text:p>176</text:p>
          </table:table-cell>
          <table:table-cell table:style-name="ce49" table:formula="of:=([.H42]/([.D42]*[.C42]) * ([.C57]*[.D57]) * [.E57]) /[.E42]" office:value-type="float" office:value="8459.96610488631">
            <text:p>846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58]/[.F58]" office:value-type="float" office:value="96.8299557235767">
            <text:p>97</text:p>
          </table:table-cell>
          <table:table-cell table:formula="of:=([.H48]/([.D48]*[.C48]) * ([.C58]*[.D58]) * [.E58]) /[.E48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59]/[.F59]" office:value-type="float" office:value="146.22641509434">
            <text:p>146</text:p>
          </table:table-cell>
          <table:table-cell table:style-name="ce53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60]/[.F60]" office:value-type="float" office:value="148.094068245374">
            <text:p>148</text:p>
          </table:table-cell>
          <table:table-cell table:formula="of:=([.H50]/([.D50]*[.C50]) * ([.C60]*[.D60]) * [.E60]) /[.E50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61]/[.F61]" office:value-type="float" office:value="122.996753759924">
            <text:p>123</text:p>
          </table:table-cell>
          <table:table-cell table:formula="of:=([.H49]/([.D49]*[.C49]) * ([.C61]*[.D61]) * [.E61]) /[.E49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53" office:value-type="float" office:value="35">
            <text:p>35</text:p>
          </table:table-cell>
          <table:table-cell table:style-name="ce58" table:formula="of:=[.G62]*[.F62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63]/[.F63]" office:value-type="float" office:value="204.160014103515">
            <text:p>204</text:p>
          </table:table-cell>
          <table:table-cell table:formula="of:=([.H49]/([.D49]*[.C49]) * ([.C63]*[.D63]) * [.E63]) /[.E49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>
            <text:p>1878</text:p>
          </table:table-cell>
          <table:table-cell table:style-name="ce8" office:value-type="string">
            <text:p>LBSCR Richmond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56">
            <text:p>56</text:p>
          </table:table-cell>
          <table:table-cell table:style-name="ce49" table:formula="of:=[.H64]/[.F64]" office:value-type="float" office:value="158.819543940025">
            <text:p>159</text:p>
          </table:table-cell>
          <table:table-cell table:style-name="ce49" table:formula="of:=([.H60]/([.D60]*[.C60]) * ([.C64]*[.D64]) * [.E64]) /[.E60]" office:value-type="float" office:value="8893.8944606414">
            <text:p>8894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65]/[.F65]" office:value-type="float" office:value="149.447020408163">
            <text:p>149</text:p>
          </table:table-cell>
          <table:table-cell table:formula="of:=([.H50]/([.D50]*[.C50]) * ([.C65]*[.D65]) * [.E65]) /[.E50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4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00">
            <text:p>1000</text:p>
          </table:table-cell>
          <table:table-cell table:style-name="ce16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66]/[.F66]" office:value-type="float" office:value="106.092112357035">
            <text:p>106</text:p>
          </table:table-cell>
          <table:table-cell table:formula="of:=([.H49]/([.D49]*[.C49]) * ([.C66]*[.D66]) * [.E66]) /[.E49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style-name="ce17" office:value-type="float" office:value="7.01">
            <text:p>7.01</text:p>
          </table:table-cell>
          <table:table-cell table:style-name="ce17" office:value-type="float" office:value="349.46">
            <text:p>349.46</text:p>
          </table:table-cell>
          <table:table-cell table:style-name="ce17" office:value-type="float" office:value="140">
            <text:p>140</text:p>
          </table:table-cell>
          <table:table-cell table:style-name="ce17" office:value-type="float" office:value="26">
            <text:p>26</text:p>
          </table:table-cell>
          <table:table-cell table:formula="of:=[.H67]/[.F67]" office:value-type="float" office:value="39.8327219911191">
            <text:p>40</text:p>
          </table:table-cell>
          <table:table-cell table:formula="of:=([.H50]/([.D50]*[.C50]) * ([.C67]*[.D67]) * [.E67]) /[.E50]" office:value-type="float" office:value="1035.6507717691">
            <text:p>10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68]/[.F68]" office:value-type="float" office:value="127.447294192027">
            <text:p>127</text:p>
          </table:table-cell>
          <table:table-cell table:formula="of:=([.H49]/([.D49]*[.C49]) * ([.C68]*[.D68]) * [.E68]) /[.E49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69]/[.F69]" office:value-type="float" office:value="113.826046598338">
            <text:p>114</text:p>
          </table:table-cell>
          <table:table-cell table:formula="of:=([.H49]/([.D49]*[.C49]) * ([.C69]*[.D69]) * [.E69]) /[.E49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70]/[.F70]" office:value-type="float" office:value="109.714387392535">
            <text:p>110</text:p>
          </table:table-cell>
          <table:table-cell table:formula="of:=([.H49]/([.D49]*[.C49]) * ([.C70]*[.D70]) * [.E70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71]/[.F71]" office:value-type="float" office:value="226.480633069554">
            <text:p>226</text:p>
          </table:table-cell>
          <table:table-cell table:formula="of:=([.H50]/([.D50]*[.C50]) * ([.C71]*[.D71]) * [.E71]) /[.E50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72]/[.F72]" office:value-type="float" office:value="163.130685649272">
            <text:p>163</text:p>
          </table:table-cell>
          <table:table-cell table:formula="of:=([.H48]/([.D48]*[.C48]) * ([.C72]*[.D72]) * [.E72]) /[.E48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4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37" office:value-type="float" office:value="58">
            <text:p>58</text:p>
          </table:table-cell>
          <table:table-cell table:formula="of:=[.H73]/[.F73]" office:value-type="float" office:value="212.040376443346">
            <text:p>212</text:p>
          </table:table-cell>
          <table:table-cell table:formula="of:=([.H80]/([.D80]*[.C80]) * ([.C73]*[.D73]) * [.E73]) /[.E80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75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38" office:value-type="float" office:value="20">
            <text:p>20</text:p>
          </table:table-cell>
          <table:table-cell table:formula="of:=[.H74]/[.F74]" office:value-type="float" office:value="10.5">
            <text:p>11</text:p>
          </table:table-cell>
          <table:table-cell table:style-name="ce53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87">
            <text:p>1887</text:p>
          </table:table-cell>
          <table:table-cell table:style-name="ce5" office:value-type="string">
            <text:p>LNWR Jumbo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150">
            <text:p>150</text:p>
          </table:table-cell>
          <table:table-cell table:style-name="ce32" office:value-type="float" office:value="49">
            <text:p>49</text:p>
          </table:table-cell>
          <table:table-cell table:style-name="ce47" office:value-type="float" office:value="233">
            <text:p>233</text:p>
          </table:table-cell>
          <table:table-cell table:style-name="ce47" table:formula="of:=[.G75]*[.F75]" office:value-type="float" office:value="11417">
            <text:p>11417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>
            <text:p>1887</text:p>
          </table:table-cell>
          <table:table-cell table:style-name="ce7" office:value-type="string">
            <text:p>MR 25 Class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40">
            <text:p>1240</text:p>
          </table:table-cell>
          <table:table-cell table:style-name="ce7" office:value-type="float" office:value="160">
            <text:p>160</text:p>
          </table:table-cell>
          <table:table-cell table:style-name="ce39" office:value-type="float" office:value="54">
            <text:p>54</text:p>
          </table:table-cell>
          <table:table-cell table:formula="of:=[.H76]/[.F76]" office:value-type="float" office:value="227.536606439273">
            <text:p>228</text:p>
          </table:table-cell>
          <table:table-cell table:formula="of:=((([.H48]/([.D48]*[.C48]) * ([.C76]*[.D76]) * [.E76]) /[.E48]) + (([.H49]/([.D49]*[.C49]) * ([.C76]*[.D76]) * [.E76]) /[.E49])) / 2" office:value-type="float" office:value="12286.9767477207">
            <text:p>1228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075">
            <text:p>1075</text:p>
          </table:table-cell>
          <table:table-cell table:style-name="ce16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77]/[.F77]" office:value-type="float" office:value="207.581818181818">
            <text:p>208</text:p>
          </table:table-cell>
          <table:table-cell table:formula="of:=([.H75]/([.D75]*[.C75]) * ([.C77]*[.D77]) * [.E77]) /[.E75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6" office:value-type="float" office:value="14.24">
            <text:p>14.24</text:p>
          </table:table-cell>
          <table:table-cell table:style-name="ce16" office:value-type="float" office:value="971.6">
            <text:p>971.6</text:p>
          </table:table-cell>
          <table:table-cell table:style-name="ce16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78]/[.F78]" office:value-type="float" office:value="164.335064060538">
            <text:p>164</text:p>
          </table:table-cell>
          <table:table-cell table:formula="of:=((([.H75]/([.D75]*[.C75]) * ([.C78]*[.D78]) * [.E78]) /[.E75]) + (([.H49]/([.D49]*[.C49]) * ([.C78]*[.D78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79]/[.F79]" office:value-type="float" office:value="150.684931506849">
            <text:p>151</text:p>
          </table:table-cell>
          <table:table-cell table:style-name="ce53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80]/[.F80]" office:value-type="float" office:value="132.500601650337">
            <text:p>133</text:p>
          </table:table-cell>
          <table:table-cell table:formula="of:=((([.H77]/([.D77]*[.C77]) * ([.C80]*[.D80]) * [.E80]) /[.E77]) + (([.H49]/([.D49]*[.C49]) * ([.C80]*[.D80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5">
          <table:table-cell table:style-name="ce9" office:value-type="float" office:value="1892">
            <text:p>1892</text:p>
          </table:table-cell>
          <table:table-cell table:style-name="ce9" office:value-type="string">
            <text:p>LBSCR D3 Class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204">
            <text:p>1204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8">
            <text:p>78</text:p>
          </table:table-cell>
          <table:table-cell table:style-name="ce54" table:formula="of:=[.H81]/[.F81]" office:value-type="float" office:value="145.72321197265">
            <text:p>146</text:p>
          </table:table-cell>
          <table:table-cell table:style-name="ce54" table:formula="of:=([.H70]/([.D70]*[.C70]) * ([.C81]*[.D81]) * [.E81]) /[.E70]" office:value-type="float" office:value="11366.4105338667">
            <text:p>1136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82]/[.F82]" office:value-type="float" office:value="201.291603151886">
            <text:p>201</text:p>
          </table:table-cell>
          <table:table-cell table:formula="of:=([.H80]/([.D80]*[.C80]) * ([.C82]*[.D82]) * [.E82]) /[.E80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3">
            <text:p>1893</text:p>
          </table:table-cell>
          <table:table-cell table:style-name="ce9" office:value-type="string">
            <text:p>LBSCR C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80">
            <text:p>80</text:p>
          </table:table-cell>
          <table:table-cell table:style-name="ce54" table:formula="of:=[.H83]/[.F83]" office:value-type="float" office:value="138.96247696793">
            <text:p>139</text:p>
          </table:table-cell>
          <table:table-cell table:style-name="ce54" table:formula="of:=([.H72]/([.D72]*[.C72]) * ([.C83]*[.D83]) * [.E83]) /[.E72]" office:value-type="float" office:value="11116.9981574344">
            <text:p>1111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84]/[.F84]" office:value-type="float" office:value="257.60693741973">
            <text:p>258</text:p>
          </table:table-cell>
          <table:table-cell table:formula="of:=([.H75]/([.D75]*[.C75]) * ([.C84]*[.D84]) * [.E84]) /[.E75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38" office:value-type="float" office:value="106">
            <text:p>106</text:p>
          </table:table-cell>
          <table:table-cell table:formula="of:=[.H85]/[.F85]" office:value-type="float" office:value="215.149877397207">
            <text:p>215</text:p>
          </table:table-cell>
          <table:table-cell table:formula="of:=([.H77]/([.D77]*[.C77]) * ([.C85]*[.D85]) * [.E85]) /[.E77]" office:value-type="float" office:value="22805.887004104">
            <text:p>2280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86]/[.F86]" office:value-type="float" office:value="167.599668684294">
            <text:p>168</text:p>
          </table:table-cell>
          <table:table-cell table:formula="of:=([.H75]/([.D75]*[.C75]) * ([.C86]*[.D86]) * [.E86]) /[.E75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5">
            <text:p>1895</text:p>
          </table:table-cell>
          <table:table-cell table:style-name="ce9" office:value-type="string">
            <text:p>LBSCR B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342">
            <text:p>1342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63">
            <text:p>63</text:p>
          </table:table-cell>
          <table:table-cell table:style-name="ce54" table:formula="of:=[.H87]/[.F87]" office:value-type="float" office:value="195.548890819301">
            <text:p>196</text:p>
          </table:table-cell>
          <table:table-cell table:style-name="ce54" table:formula="of:=([.H72]/([.D72]*[.C72]) * ([.C87]*[.D87]) * [.E87]) /[.E72]" office:value-type="float" office:value="12319.580121616">
            <text:p>1232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88]/[.F88]" office:value-type="float" office:value="237.894595045867">
            <text:p>238</text:p>
          </table:table-cell>
          <table:table-cell table:formula="of:=((([.H75]/([.D75]*[.C75]) * ([.C88]*[.D88]) * [.E88]) /[.E75]) + (([.H49]/([.D49]*[.C49]) * ([.C88]*[.D88]) * [.E88]) /[.E49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89]/[.F89]" office:value-type="float" office:value="170.493866666667">
            <text:p>170</text:p>
          </table:table-cell>
          <table:table-cell table:formula="of:=([.H75]/([.D75]*[.C75]) * ([.C89]*[.D89]) * [.E89]) /[.E75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90]/95" office:value-type="float" office:value="219.116964504284">
            <text:p>219</text:p>
          </table:table-cell>
          <table:table-cell table:formula="of:=([.H75]/([.D75]*[.C75]) * ([.C90]*[.D90]) * [.E90]) /[.E75]" office:value-type="float" office:value="20816.111627907">
            <text:p>2081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91]/[.F91]" office:value-type="float" office:value="199.388042412902">
            <text:p>199</text:p>
          </table:table-cell>
          <table:table-cell table:formula="of:=([.H77]/([.D77]*[.C77]) * ([.C91]*[.D91]) * [.E91]) /[.E77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92]/[.F92]" office:value-type="float" office:value="187.083577817531">
            <text:p>187</text:p>
          </table:table-cell>
          <table:table-cell table:formula="of:=([.H75]/([.D75]*[.C75]) * ([.C92]*[.D92]) * [.E92]) /[.E75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93]/[.F93]" office:value-type="float" office:value="178.784991971805">
            <text:p>179</text:p>
          </table:table-cell>
          <table:table-cell table:formula="of:=([.H102]/([.D102]*[.C102]) * ([.C93]*[.D93]) * [.E93]) /[.E102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94]/[.F94]" office:value-type="float" office:value="286.197319164352">
            <text:p>286</text:p>
          </table:table-cell>
          <table:table-cell table:formula="of:=([.H102]/([.D102]*[.C102]) * ([.C94]*[.D94]) * [.E94]) /[.E102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95]/[.F95]" office:value-type="float" office:value="93.2244170812055">
            <text:p>93</text:p>
          </table:table-cell>
          <table:table-cell table:formula="of:=([.H102]/([.D102]*[.C102]) * ([.C95]*[.D95]) * [.E95]) /[.E102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9">
            <text:p>1899</text:p>
          </table:table-cell>
          <table:table-cell table:style-name="ce9" office:value-type="string">
            <text:p>LBSCR B4 Class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635">
            <text:p>1635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9">
            <text:p>79</text:p>
          </table:table-cell>
          <table:table-cell table:style-name="ce54" table:formula="of:=[.H96]/[.F96]" office:value-type="float" office:value="276.415891800507">
            <text:p>276</text:p>
          </table:table-cell>
          <table:table-cell table:style-name="ce54" table:formula="of:=([.H102]/([.D102]*[.C102]) * ([.C96]*[.D96]) * [.E96]) /[.E102]" office:value-type="float" office:value="21836.8554522401">
            <text:p>2183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97]/[.F97]" office:value-type="float" office:value="257.803532499889">
            <text:p>258</text:p>
          </table:table-cell>
          <table:table-cell table:formula="of:=([.H102]/([.D102]*[.C102]) * ([.C97]*[.D97]) * [.E97]) /[.E102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98]/[.F98]" office:value-type="float" office:value="263.431623321733">
            <text:p>263</text:p>
          </table:table-cell>
          <table:table-cell table:formula="of:=([.H102]/([.D102]*[.C102]) * ([.C98]*[.D98]) * [.E98]) /[.E102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99]/[.F99]" office:value-type="float" office:value="252.834429430305">
            <text:p>253</text:p>
          </table:table-cell>
          <table:table-cell table:formula="of:=([.H102]/([.D102]*[.C102]) * ([.C99]*[.D99]) * [.E99]) /[.E102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38" office:value-type="float" office:value="104">
            <text:p>104</text:p>
          </table:table-cell>
          <table:table-cell table:formula="of:=[.H100]/[.F100]" office:value-type="float" office:value="260.283422875136">
            <text:p>260</text:p>
          </table:table-cell>
          <table:table-cell table:formula="of:=((([.H102]/([.D102]*[.C102]) * ([.C100]*[.D100]) * [.E100]) /[.E102])+(([.H85]/([.D85]*[.C85]) * ([.C100]*[.D100]) * [.E100]) /[.E85]))/2" office:value-type="float" office:value="27069.4759790141">
            <text:p>27069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37" office:value-type="float" office:value="136">
            <text:p>136</text:p>
          </table:table-cell>
          <table:table-cell table:formula="of:=[.H101]/95" office:value-type="float" office:value="235.422043302267">
            <text:p>235</text:p>
          </table:table-cell>
          <table:table-cell table:formula="of:=([.H100]/([.D100]*[.C100]) * ([.C101]*[.D101]) * [.E101]) /[.E100]" office:value-type="float" office:value="22365.0941137154">
            <text:p>22365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5" office:value-type="string">
            <text:p>GWR 3700 “City”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20">
            <text:p>1820</text:p>
          </table:table-cell>
          <table:table-cell table:style-name="ce5" office:value-type="float" office:value="195">
            <text:p>195</text:p>
          </table:table-cell>
          <table:table-cell table:style-name="ce32" office:value-type="float" office:value="79">
            <text:p>79</text:p>
          </table:table-cell>
          <table:table-cell table:style-name="ce47" office:value-type="float" office:value="300">
            <text:p>300</text:p>
          </table:table-cell>
          <table:table-cell table:style-name="ce47" table:formula="of:=[.G102]*[.F102]" office:value-type="float" office:value="23700">
            <text:p>2370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6" office:value-type="float" office:value="77">
            <text:p>77</text:p>
          </table:table-cell>
          <table:table-cell table:style-name="ce49" table:formula="of:=[.H103]/[.F103]" office:value-type="float" office:value="555.62752266049">
            <text:p>556</text:p>
          </table:table-cell>
          <table:table-cell table:formula="of:=([.H102]/([.D102]*[.C102]) * ([.C103]*[.D103]) * [.E103]) /[.E102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49" table:formula="of:=[.H104]/[.F104]" office:value-type="float" office:value="455.360377456139">
            <text:p>455</text:p>
          </table:table-cell>
          <table:table-cell table:formula="of:=([.H103]/([.D103]*[.C103]) * ([.C104]*[.D104]) * [.E104]) /[.E103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49" table:formula="of:=[.H105]/[.F105]" office:value-type="float" office:value="196.16731981926">
            <text:p>196</text:p>
          </table:table-cell>
          <table:table-cell table:formula="of:=([.H75]/([.D75]*[.C75]) * ([.C105]*[.D105]) * [.E105]) /[.E75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49" table:formula="of:=[.H106]/[.F106]" office:value-type="float" office:value="317.390249199656">
            <text:p>317</text:p>
          </table:table-cell>
          <table:table-cell table:formula="of:=([.H105]/([.D105]*[.C105]) * ([.C106]*[.D106]) * [.E106]) /[.E105]" office:value-type="float" office:value="30786.8541723666">
            <text:p>30787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49" table:formula="of:=[.H107]/[.F107]" office:value-type="float" office:value="183.139534883721">
            <text:p>183</text:p>
          </table:table-cell>
          <table:table-cell table:style-name="ce53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en.wikipedia.org/wiki/Midland_Railway_Johnson_0-6-0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49" table:formula="of:=[.H108]/[.F108]" office:value-type="float" office:value="263.934995850373">
            <text:p>264</text:p>
          </table:table-cell>
          <table:table-cell table:formula="of:=([.H102]/([.D102]*[.C102]) * ([.C108]*[.D108]) * [.E108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49" table:formula="of:=[.H109]/[.F109]" office:value-type="float" office:value="225.071225071225">
            <text:p>225</text:p>
          </table:table-cell>
          <table:table-cell table:formula="of:=([.H103]/([.D103]*[.C103]) * ([.C109]*[.D109]) * [.E109]) /[.E103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49" table:formula="of:=[.H110]/[.F110]" office:value-type="float" office:value="302.293464686627">
            <text:p>302</text:p>
          </table:table-cell>
          <table:table-cell table:formula="of:=([.H104]/([.D104]*[.C104]) * ([.C110]*[.D110]) * [.E110]) /[.E104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4">
            <text:p>1904</text:p>
          </table:table-cell>
          <table:table-cell table:style-name="ce9" office:value-type="string">
            <text:p>LBSCR E6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94">
            <text:p>94</text:p>
          </table:table-cell>
          <table:table-cell table:style-name="ce55" table:formula="of:=[.H111]/[.F111]" office:value-type="float" office:value="163.114748008654">
            <text:p>163</text:p>
          </table:table-cell>
          <table:table-cell table:style-name="ce54" table:formula="of:=([.H105]/([.D105]*[.C105]) * ([.C111]*[.D111]) * [.E111]) /[.E105]" office:value-type="float" office:value="15332.7863128135">
            <text:p>1533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49" table:formula="of:=[.H112]/[.F112]" office:value-type="float" office:value="633.22559793148">
            <text:p>633</text:p>
          </table:table-cell>
          <table:table-cell table:formula="of:=([.H102]/([.D102]*[.C102]) * ([.C112]*[.D112]) * [.E112]) /[.E102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49" table:formula="of:=[.H113]/[.F113]" office:value-type="float" office:value="342.768528387257">
            <text:p>343</text:p>
          </table:table-cell>
          <table:table-cell table:formula="of:=([.H102]/([.D102]*[.C102]) * ([.C113]*[.D113]) * [.E113]) /[.E102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49" table:formula="of:=[.H114]/[.F114]" office:value-type="float" office:value="360.084862347306">
            <text:p>360</text:p>
          </table:table-cell>
          <table:table-cell table:formula="of:=([.H102]/([.D102]*[.C102]) * ([.C114]*[.D114]) * [.E114]) /[.E102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49" table:formula="of:=[.H115]/[.F115]" office:value-type="float" office:value="200.96187715666">
            <text:p>201</text:p>
          </table:table-cell>
          <table:table-cell table:formula="of:=([.H153]/([.D153]*[.C153]) * ([.C115]*[.D115]) * [.E115]) /[.E153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16]/[.F116]" office:value-type="float" office:value="334.17576087507">
            <text:p>334</text:p>
          </table:table-cell>
          <table:table-cell table:formula="of:=([.H102]/([.D102]*[.C102]) * ([.C116]*[.D116]) * [.E116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49" table:formula="of:=[.H117]/[.F117]" office:value-type="float" office:value="187.404648178513">
            <text:p>187</text:p>
          </table:table-cell>
          <table:table-cell table:formula="of:=([.H102]/([.D102]*[.C102]) * ([.C117]*[.D117]) * [.E117]) /[.E102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7">
            <text:p>1907</text:p>
          </table:table-cell>
          <table:table-cell table:style-name="ce9" office:value-type="string">
            <text:p>LBSCR B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90">
            <text:p>1290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67">
            <text:p>67</text:p>
          </table:table-cell>
          <table:table-cell table:style-name="ce55" table:formula="of:=[.H118]/[.F118]" office:value-type="float" office:value="203.577421430464">
            <text:p>204</text:p>
          </table:table-cell>
          <table:table-cell table:style-name="ce54" table:formula="of:=([.H102]/([.D102]*[.C102]) * ([.C118]*[.D118]) * [.E118]) /[.E102]" office:value-type="float" office:value="13639.6872358411">
            <text:p>1364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49" table:formula="of:=[.H119]/[.F119]" office:value-type="float" office:value="232.126935235471">
            <text:p>232</text:p>
          </table:table-cell>
          <table:table-cell table:formula="of:=([.H103]/([.D103]*[.C103]) * ([.C119]*[.D119]) * [.E119]) /[.E103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9" office:value-type="float" office:value="1908">
            <text:p>1908</text:p>
          </table:table-cell>
          <table:table-cell table:style-name="ce9" office:value-type="string">
            <text:p>LBSCR C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300">
            <text:p>1300</text:p>
          </table:table-cell>
          <table:table-cell table:style-name="ce9" office:value-type="float" office:value="170">
            <text:p>170</text:p>
          </table:table-cell>
          <table:table-cell table:style-name="ce40" office:value-type="float" office:value="85">
            <text:p>85</text:p>
          </table:table-cell>
          <table:table-cell table:style-name="ce55" table:formula="of:=[.H120]/[.F120]" office:value-type="float" office:value="157.0905285191">
            <text:p>157</text:p>
          </table:table-cell>
          <table:table-cell table:style-name="ce54" table:formula="of:=([.H102]/([.D102]*[.C102]) * ([.C120]*[.D120]) * [.E120]) /[.E102]" office:value-type="float" office:value="13352.6949241235">
            <text:p>1335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7" office:value-type="float" office:value="14.8">
            <text:p>14.8</text:p>
          </table:table-cell>
          <table:table-cell table:style-name="ce17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49" table:formula="of:=[.H121]/[.F121]" office:value-type="float" office:value="80.0472701901273">
            <text:p>80</text:p>
          </table:table-cell>
          <table:table-cell table:formula="of:=([.H104]/([.D104]*[.C104]) * ([.C121]*[.D121]) * [.E121]) /[.E104]" office:value-type="float" office:value="5763.40345368917">
            <text:p>5763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TGR_K_class</text:p>
          </table:table-cell>
          <table:table-cell table:style-name="ce11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6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122]/[.F122]" office:value-type="float" office:value="185.034516765286">
            <text:p>185</text:p>
          </table:table-cell>
          <table:table-cell table:formula="of:=([.H94]/([.D94]*[.C94]) * ([.C122]*[.D122]) * [.E122]) /[.E94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23]/[.F123]" office:value-type="float" office:value="441.667176951288">
            <text:p>442</text:p>
          </table:table-cell>
          <table:table-cell table:formula="of:=([.H141]/([.D141]*[.C141]) * ([.C123]*[.D123]) * [.E123]) /[.E141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49" table:formula="of:=[.H124]/[.F124]" office:value-type="float" office:value="307.98684266735">
            <text:p>308</text:p>
          </table:table-cell>
          <table:table-cell table:formula="of:=([.H165]/([.D165]*[.C165]) * ([.C124]*[.D124]) * [.E124]) /[.E165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9" office:value-type="float" office:value="11.2">
            <text:p>11.2</text:p>
          </table:table-cell>
          <table:table-cell table:style-name="ce19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38" office:value-type="float" office:value="41">
            <text:p>41</text:p>
          </table:table-cell>
          <table:table-cell table:style-name="ce49" table:formula="of:=[.H125]/[.F125]" office:value-type="float" office:value="114.020159389742">
            <text:p>114</text:p>
          </table:table-cell>
          <table:table-cell table:formula="of:=([.H153]/([.D153]*[.C153]) * ([.C125]*[.D125]) * [.E125]) /[.E153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6" office:value-type="float" office:value="100">
            <text:p>100</text:p>
          </table:table-cell>
          <table:table-cell table:style-name="ce75" office:value-type="string">
            <text:p>http://www.festipedia.org.uk/wiki/Earl_Of_Merioneth_II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11" office:value-type="string">
            <text:p>Not available</text:p>
          </table:table-cell>
          <table:table-cell table:style-name="ce16" office:value-type="float" office:value="160">
            <text:p>160</text:p>
          </table:table-cell>
          <table:table-cell table:style-name="ce37" office:value-type="float" office:value="20">
            <text:p>20</text:p>
          </table:table-cell>
          <table:table-cell table:style-name="ce49" table:formula="of:=[.H126]/[.F126]" office:value-type="float" office:value="85.8494379108875">
            <text:p>86</text:p>
          </table:table-cell>
          <table:table-cell table:formula="of:=([.H125]/[.H51])*[.H62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9" office:value-type="float" office:value="50">
            <text:p>50</text:p>
          </table:table-cell>
          <table:table-cell table:style-name="ce75" office:value-type="string">
            <text:p>http://www.festipedia.org.uk/wiki/Taliesin_III 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37" office:value-type="float" office:value="84">
            <text:p>84</text:p>
          </table:table-cell>
          <table:table-cell table:style-name="ce49" table:formula="of:=[.H127]/[.F127]" office:value-type="float" office:value="383.487637030121">
            <text:p>383</text:p>
          </table:table-cell>
          <table:table-cell table:formula="of:=([.H165]/([.D165]*[.C165]) * ([.C127]*[.D127]) * [.E127]) /[.E165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9" office:value-type="float" office:value="357">
            <text:p>357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5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20" office:value-type="float" office:value="23.9">
            <text:p>23.9</text:p>
          </table:table-cell>
          <table:table-cell table:style-name="ce20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37" office:value-type="float" office:value="102">
            <text:p>102</text:p>
          </table:table-cell>
          <table:table-cell table:style-name="ce49" table:formula="of:=[.H128]/[.F128]" office:value-type="float" office:value="261.316804346242">
            <text:p>261</text:p>
          </table:table-cell>
          <table:table-cell table:formula="of:=([.H165]/([.D165]*[.C165]) * ([.C128]*[.D128]) * [.E128]) /[.E165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6" office:value-type="float" office:value="350">
            <text:p>350</text:p>
          </table:table-cell>
          <table:table-cell table:style-name="ce75" office:value-type="string">
            <text:p>http://www.lnwrs.org.uk/PassLocos/PassLoco.php?loco=15a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9" office:value-type="float" office:value="1911">
            <text:p>1911</text:p>
          </table:table-cell>
          <table:table-cell table:style-name="ce9" office:value-type="string">
            <text:p>LBSCR H2 Clas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50">
            <text:p>2050</text:p>
          </table:table-cell>
          <table:table-cell table:style-name="ce9" office:value-type="float" office:value="170">
            <text:p>170</text:p>
          </table:table-cell>
          <table:table-cell table:style-name="ce41" office:value-type="float" office:value="92">
            <text:p>92</text:p>
          </table:table-cell>
          <table:table-cell table:style-name="ce55" table:formula="of:=[.H129]/[.F129]" office:value-type="float" office:value="575.346339206634">
            <text:p>575</text:p>
          </table:table-cell>
          <table:table-cell table:style-name="ce54" table:formula="of:=([.H141]/([.D141]*[.C141]) * ([.C129]*[.D129]) * [.E129]) /[.E141]" office:value-type="float" office:value="52931.8632070104">
            <text:p>52932</text:p>
          </table:table-cell>
          <table:table-cell table:style-name="ce9" office:value-type="string">
            <text:p>N</text:p>
          </table:table-cell>
          <table:table-cell table:style-name="ce64" office:value-type="float" office:value="460">
            <text:p>46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37" office:value-type="float" office:value="97">
            <text:p>97</text:p>
          </table:table-cell>
          <table:table-cell table:style-name="ce49" table:formula="of:=[.H130]/[.F130]" office:value-type="float" office:value="339.488777115859">
            <text:p>339</text:p>
          </table:table-cell>
          <table:table-cell table:formula="of:=([.H165]/([.D165]*[.C165]) * ([.C130]*[.D130]) * [.E130]) /[.E165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9" office:value-type="float" office:value="300">
            <text:p>300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37" office:value-type="float" office:value="48">
            <text:p>48</text:p>
          </table:table-cell>
          <table:table-cell table:style-name="ce49" table:formula="of:=[.H131]/[.F131]" office:value-type="float" office:value="48.5939198164473">
            <text:p>49</text:p>
          </table:table-cell>
          <table:table-cell table:formula="of:=([.H102]/([.D102]*[.C102]) * ([.C131]*[.D131]) * [.E131]) /[.E102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9" office:value-type="float" office:value="0">
            <text:p>0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37" office:value-type="float" office:value="109">
            <text:p>109</text:p>
          </table:table-cell>
          <table:table-cell table:style-name="ce49" table:formula="of:=[.H132]/[.F132]" office:value-type="float" office:value="186.907778353891">
            <text:p>187</text:p>
          </table:table-cell>
          <table:table-cell table:formula="of:=([.H165]/([.D165]*[.C165]) * ([.C132]*[.D132]) * [.E132]) /[.E165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9" office:value-type="float" office:value="255">
            <text:p>255</text:p>
          </table:table-cell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37" office:value-type="float" office:value="114">
            <text:p>114</text:p>
          </table:table-cell>
          <table:table-cell table:style-name="ce49" table:formula="of:=[.H133]/[.F133]" office:value-type="float" office:value="284.930001281558">
            <text:p>285</text:p>
          </table:table-cell>
          <table:table-cell table:formula="of:=([.H165]/([.D165]*[.C165]) * ([.C133]*[.D133]) * [.E133]) /[.E165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9" office:value-type="float" office:value="380">
            <text:p>380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37" office:value-type="float" office:value="120">
            <text:p>120</text:p>
          </table:table-cell>
          <table:table-cell table:style-name="ce49" table:formula="of:=[.H134]/[.F134]" office:value-type="float" office:value="402.020159041766">
            <text:p>402</text:p>
          </table:table-cell>
          <table:table-cell table:formula="of:=([.H141]/([.D141]*[.C141]) * ([.C134]*[.D134]) * [.E134]) /[.E141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9" office:value-type="float" office:value="415">
            <text:p>415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37" office:value-type="float" office:value="108">
            <text:p>108</text:p>
          </table:table-cell>
          <table:table-cell table:style-name="ce49" table:formula="of:=[.H135]/[.F135]" office:value-type="float" office:value="342.643543936093">
            <text:p>343</text:p>
          </table:table-cell>
          <table:table-cell table:formula="of:=([.H165]/([.D165]*[.C165]) * ([.C135]*[.D135]) * [.E135]) /[.E165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9" office:value-type="float" office:value="383">
            <text:p>383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37" office:value-type="float" office:value="119">
            <text:p>119</text:p>
          </table:table-cell>
          <table:table-cell table:style-name="ce49" table:formula="of:=[.H136]/[.F136]" office:value-type="float" office:value="407.702325220746">
            <text:p>408</text:p>
          </table:table-cell>
          <table:table-cell table:formula="of:=([.H165]/([.D165]*[.C165]) * ([.C136]*[.D136]) * [.E136]) /[.E165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9" office:value-type="float" office:value="310">
            <text:p>310</text:p>
          </table:table-cell>
          <table:table-cell table:style-name="ce75" office:value-type="string">
            <text:p>http://orion.math.iastate.edu/jdhsmith/term/slgbls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20" office:value-type="float" office:value="21.1">
            <text:p>21.1</text:p>
          </table:table-cell>
          <table:table-cell table:style-name="ce20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37" office:value-type="float" office:value="88">
            <text:p>88</text:p>
          </table:table-cell>
          <table:table-cell table:style-name="ce49" table:formula="of:=[.H137]/[.F137]" office:value-type="float" office:value="209.584645962137">
            <text:p>210</text:p>
          </table:table-cell>
          <table:table-cell table:formula="of:=((([.H153]/([.D153]*[.C153])*([.C137]*[.D137])*[.E137])/[.E153])+(([.H141]/([.D141]*[.C141])*([.C137]*[.D137])*[.E137])/[.E141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9" office:value-type="float" office:value="252.75">
            <text:p>252.75</text:p>
          </table:table-cell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37" office:value-type="float" office:value="133">
            <text:p>133</text:p>
          </table:table-cell>
          <table:table-cell table:style-name="ce49" table:formula="of:=[.H138]/[.F138]" office:value-type="float" office:value="668.628780494927">
            <text:p>669</text:p>
          </table:table-cell>
          <table:table-cell table:formula="of:=([.H170]/([.D170]*[.C170]) * ([.C138]*[.D138]) * [.E138]) /[.E170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9" office:value-type="float" office:value="525">
            <text:p>525</text:p>
          </table:table-cell>
          <table:table-cell table:style-name="ce75" office:value-type="string">
            <text:p>http://orion.math.iastate.edu/jdhsmith/term/slgbln1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37" office:value-type="float" office:value="106">
            <text:p>106</text:p>
          </table:table-cell>
          <table:table-cell table:style-name="ce49" table:formula="of:=[.H139]/[.F139]" office:value-type="float" office:value="474.655537259093">
            <text:p>475</text:p>
          </table:table-cell>
          <table:table-cell table:formula="of:=([.H165]/([.D165]*[.C165]) * ([.C139]*[.D139]) * [.E139]) /[.E165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9" office:value-type="float" office:value="335">
            <text:p>335</text:p>
          </table:table-cell>
          <table:table-cell table:style-name="ce75" office:value-type="string">
            <text:p>http://orion.math.iastate.edu/jdhsmith/term/slgbs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22">
            <text:p>1922</text:p>
          </table:table-cell>
          <table:table-cell table:style-name="ce9" office:value-type="string">
            <text:p>LBSCR B4x Clas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94">
            <text:p>1294</text:p>
          </table:table-cell>
          <table:table-cell table:style-name="ce9" office:value-type="float" office:value="180">
            <text:p>180</text:p>
          </table:table-cell>
          <table:table-cell table:style-name="ce41" office:value-type="float" office:value="87">
            <text:p>87</text:p>
          </table:table-cell>
          <table:table-cell table:style-name="ce55" table:formula="of:=[.H140]/[.F140]" office:value-type="float" office:value="327.929315642623">
            <text:p>328</text:p>
          </table:table-cell>
          <table:table-cell table:style-name="ce54" table:formula="of:=([.H141]/([.D141]*[.C141]) * ([.C140]*[.D140]) * [.E140]) /[.E141]" office:value-type="float" office:value="28529.8504609082">
            <text:p>28530</text:p>
          </table:table-cell>
          <table:table-cell table:style-name="ce9" office:value-type="string">
            <text:p>N</text:p>
          </table:table-cell>
          <table:table-cell table:style-name="ce9" office:value-type="float" office:value="279">
            <text:p>279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table:style-name="ce5" office:value-type="float" office:value="1923">
            <text:p>1923</text:p>
          </table:table-cell>
          <table:table-cell table:style-name="ce5" office:value-type="string">
            <text:p>GWR 4073 “Castle” Cla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20">
            <text:p>2020</text:p>
          </table:table-cell>
          <table:table-cell table:style-name="ce5" office:value-type="float" office:value="225">
            <text:p>225</text:p>
          </table:table-cell>
          <table:table-cell table:style-name="ce42" office:value-type="float" office:value="141">
            <text:p>141</text:p>
          </table:table-cell>
          <table:table-cell table:style-name="ce56" office:value-type="float" office:value="458">
            <text:p>458</text:p>
          </table:table-cell>
          <table:table-cell table:style-name="ce47" table:formula="of:=[.G141]*[.F141]" office:value-type="float" office:value="64578">
            <text:p>64578</text:p>
          </table:table-cell>
          <table:table-cell table:style-name="ce5" office:value-type="string">
            <text:p>N</text:p>
          </table:table-cell>
          <table:table-cell table:style-name="ce65" office:value-type="float" office:value="265">
            <text:p>265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12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4P</text:p>
          </table:table-cell>
          <table:table-cell table:style-name="ce23" office:value-type="float" office:value="28.5">
            <text:p>28.5</text:p>
          </table:table-cell>
          <table:table-cell table:style-name="ce23" table:formula="of:=147+1170" office:value-type="float" office:value="1317">
            <text:p>1317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1">
            <text:p>101</text:p>
          </table:table-cell>
          <table:table-cell table:style-name="ce49" table:formula="of:=[.H142]/[.F142]" office:value-type="float" office:value="355.203958873396">
            <text:p>355</text:p>
          </table:table-cell>
          <table:table-cell table:formula="of:=([.H165]/([.D165]*[.C165]) * ([.C142]*[.D142]) * [.E142]) /[.E165]" office:value-type="float" office:value="35875.599846213">
            <text:p>35876</text:p>
          </table:table-cell>
          <table:table-cell table:style-name="ce62" office:value-type="string">
            <text:p>Y</text:p>
          </table:table-cell>
          <table:table-cell table:style-name="ce66" office:value-type="float" office:value="272">
            <text:p>272</text:p>
          </table:table-cell>
          <table:table-cell table:style-name="ce80" office:value-type="string">
            <text:p>http://en.wikipedia.org/wiki/LMS_Compound_4-4-0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3F “Jinty”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67">
            <text:p>967</text:p>
          </table:table-cell>
          <table:table-cell table:style-name="ce7" office:value-type="float" office:value="160">
            <text:p>160</text:p>
          </table:table-cell>
          <table:table-cell table:style-name="ce43" office:value-type="float" office:value="93">
            <text:p>93</text:p>
          </table:table-cell>
          <table:table-cell table:style-name="ce49" table:formula="of:=[.H143]/[.F143]" office:value-type="float" office:value="127.210228140358">
            <text:p>127</text:p>
          </table:table-cell>
          <table:table-cell table:formula="of:=([.H132]/([.D132]*[.C132]) * ([.C143]*[.D143]) * [.E143]) /[.E132]" office:value-type="float" office:value="11830.5512170533">
            <text:p>11831</text:p>
          </table:table-cell>
          <table:table-cell table:style-name="ce63" office:value-type="string">
            <text:p>N</text:p>
          </table:table-cell>
          <table:table-cell table:style-name="ce66" office:value-type="float" office:value="0">
            <text:p>0</text:p>
          </table:table-cell>
          <table:table-cell table:style-name="ce80" office:value-type="string">
            <text:p>http://en.wikipedia.org/wiki/LMS_Fowler_Class_3F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LMS “Crab”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05">
            <text:p>1505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118">
            <text:p>118</text:p>
          </table:table-cell>
          <table:table-cell table:style-name="ce49" table:formula="of:=[.H144]/[.F144]" office:value-type="float" office:value="307.20166819802">
            <text:p>307</text:p>
          </table:table-cell>
          <table:table-cell table:formula="of:=([.H165]/([.D165]*[.C165]) * ([.C144]*[.D144]) * [.E144]) /[.E165]" office:value-type="float" office:value="36249.7968473664">
            <text:p>36250</text:p>
          </table:table-cell>
          <table:table-cell table:style-name="ce63" office:value-type="string">
            <text:p>N</text:p>
          </table:table-cell>
          <table:table-cell table:style-name="ce66" office:value-type="float" office:value="310">
            <text:p>31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SR “Lord Nelson”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90">
            <text:p>19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9">
            <text:p>149</text:p>
          </table:table-cell>
          <table:table-cell table:style-name="ce49" table:formula="of:=[.H145]/[.F145]" office:value-type="float" office:value="354.765512073692">
            <text:p>355</text:p>
          </table:table-cell>
          <table:table-cell table:formula="of:=([.H153]/([.D153]*[.C153]) * ([.C145]*[.D145]) * [.E145]) /[.E153]" office:value-type="float" office:value="52860.0612989801">
            <text:p>52860</text:p>
          </table:table-cell>
          <table:table-cell table:style-name="ce63" office:value-type="string">
            <text:p>N</text:p>
          </table:table-cell>
          <table:table-cell table:style-name="ce66" office:value-type="float" office:value="375">
            <text:p>375</text:p>
          </table:table-cell>
          <table:table-cell table:style-name="ce80" office:value-type="string">
            <text:p>http://orion.math.iastate.edu/jdhsmith/term/slgbsr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>
            <text:p>1927</text:p>
          </table:table-cell>
          <table:table-cell table:style-name="ce7" office:value-type="string">
            <text:p>SAR NG G16</text:p>
          </table:table-cell>
          <table:table-cell table:style-name="ce23" office:value-type="float" office:value="19.5">
            <text:p>19.5</text:p>
          </table:table-cell>
          <table:table-cell table:style-name="ce23" office:value-type="float" office:value="921.1">
            <text:p>921.1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84">
            <text:p>84</text:p>
          </table:table-cell>
          <table:table-cell table:style-name="ce49" table:formula="of:=[.H146]/[.F146]" office:value-type="float" office:value="183.938717196683">
            <text:p>184</text:p>
          </table:table-cell>
          <table:table-cell table:formula="of:=([.H165]/([.D165]*[.C165]) * ([.C146]*[.D146]) * [.E146]) /[.E165]" office:value-type="float" office:value="15450.8522445213">
            <text:p>15451</text:p>
          </table:table-cell>
          <table:table-cell table:style-name="ce63" office:value-type="string">
            <text:p>N</text:p>
          </table:table-cell>
          <table:table-cell table:style-name="ce66" office:value-type="float" office:value="149">
            <text:p>149</text:p>
          </table:table-cell>
          <table:table-cell table:style-name="ce80" office:value-type="string">
            <text:p>http://en.wikipedia.org/wiki/South_African_Class_NG_G16_2-6-2%2B2-6-2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GWR 6000 King Clas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00">
            <text:p>220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77">
            <text:p>177</text:p>
          </table:table-cell>
          <table:table-cell table:style-name="ce49" table:formula="of:=[.H147]/[.F147]" office:value-type="float" office:value="517.631915149434">
            <text:p>518</text:p>
          </table:table-cell>
          <table:table-cell table:formula="of:=([.H141]/([.D141]*[.C141]) * ([.C147]*[.D147]) * [.E147]) /[.E141]" office:value-type="float" office:value="91620.8489814499">
            <text:p>91621</text:p>
          </table:table-cell>
          <table:table-cell table:style-name="ce63" office:value-type="string">
            <text:p>N</text:p>
          </table:table-cell>
          <table:table-cell table:style-name="ce66" office:value-type="float" office:value="290">
            <text:p>290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4P Tank (3 cylinder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6">
            <text:p>106</text:p>
          </table:table-cell>
          <table:table-cell table:style-name="ce49" table:formula="of:=[.H148]/[.F148]" office:value-type="float" office:value="307.976061456769">
            <text:p>308</text:p>
          </table:table-cell>
          <table:table-cell table:formula="of:=([.H165]/([.D165]*[.C165])*([.C148]*[.D148])*[.E148])/[.E165]" office:value-type="float" office:value="32645.4625144175">
            <text:p>32645</text:p>
          </table:table-cell>
          <table:table-cell table:style-name="ce63" office:value-type="string">
            <text:p>N</text:p>
          </table:table-cell>
          <table:table-cell table:style-name="ce66" office:value-type="float" office:value="185">
            <text:p>18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Garratt</text:p>
          </table:table-cell>
          <table:table-cell table:style-name="ce23" office:value-type="float" office:value="44.5">
            <text:p>44.5</text:p>
          </table:table-cell>
          <table:table-cell table:style-name="ce23" table:formula="of:=183+1954" office:value-type="float" office:value="2137">
            <text:p>2137</text:p>
          </table:table-cell>
          <table:table-cell table:style-name="ce7" office:value-type="float" office:value="190">
            <text:p>190</text:p>
          </table:table-cell>
          <table:table-cell table:style-name="ce43" office:value-type="float" office:value="203">
            <text:p>203</text:p>
          </table:table-cell>
          <table:table-cell table:style-name="ce49" table:formula="of:=[.H149]/[.F149]" office:value-type="float" office:value="425.363907469381">
            <text:p>425</text:p>
          </table:table-cell>
          <table:table-cell table:formula="of:=([.H165]/([.D165]*[.C165])*([.C149]*[.D149])*[.E149])/[.E165]" office:value-type="float" office:value="86348.8732162843">
            <text:p>86349</text:p>
          </table:table-cell>
          <table:table-cell table:style-name="ce63" office:value-type="string">
            <text:p>N</text:p>
          </table:table-cell>
          <table:table-cell table:style-name="ce66" office:value-type="float" office:value="466">
            <text:p>466</text:p>
          </table:table-cell>
          <table:table-cell table:style-name="ce80" office:value-type="string">
            <text:p>http://en.wikipedia.org/wiki/LMS_Garratt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Royal Sco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80">
            <text:p>208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48">
            <text:p>148</text:p>
          </table:table-cell>
          <table:table-cell table:style-name="ce49" table:formula="of:=[.H150]/[.F150]" office:value-type="float" office:value="499.409239246638">
            <text:p>499</text:p>
          </table:table-cell>
          <table:table-cell table:formula="of:=([.H173]/([.D173]*[.C173])*([.C150]*[.D150])*[.E150])/[.E173]" office:value-type="float" office:value="73912.5674085024">
            <text:p>73913</text:p>
          </table:table-cell>
          <table:table-cell table:style-name="ce63" office:value-type="string">
            <text:p>N</text:p>
          </table:table-cell>
          <table:table-cell table:style-name="ce66" office:value-type="float" office:value="400">
            <text:p>40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A3 Cla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690">
            <text:p>26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6">
            <text:p>146</text:p>
          </table:table-cell>
          <table:table-cell table:style-name="ce49" table:formula="of:=[.H151]/[.F151]" office:value-type="float" office:value="683.468788934699">
            <text:p>683</text:p>
          </table:table-cell>
          <table:table-cell table:formula="of:=([.H170]/([.D170]*[.C170])*([.C151]*[.D151])*[.E151])/[.E170]" office:value-type="float" office:value="99786.443184466">
            <text:p>99786</text:p>
          </table:table-cell>
          <table:table-cell table:style-name="ce63" office:value-type="string">
            <text:p>N</text:p>
          </table:table-cell>
          <table:table-cell table:style-name="ce66" office:value-type="float" office:value="635">
            <text:p>635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D49 Clas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00">
            <text:p>1400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96">
            <text:p>96</text:p>
          </table:table-cell>
          <table:table-cell table:style-name="ce49" table:formula="of:=[.H152]/[.F152]" office:value-type="float" office:value="312.936273302127">
            <text:p>313</text:p>
          </table:table-cell>
          <table:table-cell table:formula="of:=([.H173]/([.D173]*[.C173])*([.C152]*[.D152])*[.E152])/[.E173]" office:value-type="float" office:value="30041.8822370042">
            <text:p>30042</text:p>
          </table:table-cell>
          <table:table-cell table:style-name="ce63" office:value-type="string">
            <text:p>N</text:p>
          </table:table-cell>
          <table:table-cell table:style-name="ce66" office:value-type="float" office:value="275">
            <text:p>275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>
            <text:p>1928</text:p>
          </table:table-cell>
          <table:table-cell table:style-name="ce5" office:value-type="string">
            <text:p>GWR 4900 Hall Class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40">
            <text:p>1840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21">
            <text:p>121</text:p>
          </table:table-cell>
          <table:table-cell table:style-name="ce47" office:value-type="float" office:value="338">
            <text:p>338</text:p>
          </table:table-cell>
          <table:table-cell table:style-name="ce47" table:formula="of:=[.G153]*[.F153]" office:value-type="float" office:value="40898">
            <text:p>40898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MS 2P</text:p>
          </table:table-cell>
          <table:table-cell table:style-name="ce10" office:value-type="float" office:value="21">
            <text:p>21</text:p>
          </table:table-cell>
          <table:table-cell table:style-name="ce10" table:formula="of:=1034+124" office:value-type="float" office:value="1158">
            <text:p>1158</text:p>
          </table:table-cell>
          <table:table-cell table:style-name="ce10" office:value-type="float" office:value="180">
            <text:p>180</text:p>
          </table:table-cell>
          <table:table-cell table:style-name="ce44" office:value-type="float" office:value="79">
            <text:p>79</text:p>
          </table:table-cell>
          <table:table-cell table:style-name="ce49" table:formula="of:=[.H154]/[.F154]" office:value-type="float" office:value="264.796236695721">
            <text:p>265</text:p>
          </table:table-cell>
          <table:table-cell table:formula="of:=([.H165]/([.D165]*[.C165])*([.C154]*[.D154])*[.E154])/[.E165]" office:value-type="float" office:value="20918.9026989619">
            <text:p>20919</text:p>
          </table:table-cell>
          <table:table-cell table:style-name="ce10" office:value-type="string">
            <text:p>N</text:p>
          </table:table-cell>
          <table:table-cell table:style-name="ce10" office:value-type="float" office:value="252">
            <text:p>252</text:p>
          </table:table-cell>
          <table:table-cell table:style-name="ce81" office:value-type="string">
            <text:p>http://en.wikipedia.org/wiki/LMS_Class_2P_4-4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NER B17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5]/[.F155]" office:value-type="float" office:value="430.086775615231">
            <text:p>430</text:p>
          </table:table-cell>
          <table:table-cell table:formula="of:=([.H173]/([.D173]*[.C173])*([.C155]*[.D155])*[.E155])/[.E173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1" office:value-type="string">
            <text:p>http://orion.math.iastate.edu/jdhsmith/term/slgbln1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GWR 57xx Class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115">
            <text:p>111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6]/[.F156]" office:value-type="float" office:value="159.858105856722">
            <text:p>160</text:p>
          </table:table-cell>
          <table:table-cell table:formula="of:=([.H188]/([.D188]*[.C188])*([.C156]*[.D156])*[.E156])/[.E188]" office:value-type="float" office:value="15985.8105856722">
            <text:p>15986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LMS 7F Class</text:p>
          </table:table-cell>
          <table:table-cell table:style-name="ce10" office:value-type="float" office:value="23.5">
            <text:p>23.5</text:p>
          </table:table-cell>
          <table:table-cell table:style-name="ce10" table:formula="of:=1434+150" office:value-type="float" office:value="1584">
            <text:p>1584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32">
            <text:p>132</text:p>
          </table:table-cell>
          <table:table-cell table:style-name="ce49" table:formula="of:=[.H157]/[.F157]" office:value-type="float" office:value="269.536537229271">
            <text:p>270</text:p>
          </table:table-cell>
          <table:table-cell table:formula="of:=([.H165]/([.D165]*[.C165])*([.C157]*[.D157])*[.E157])/[.E165]" office:value-type="float" office:value="35578.8229142637">
            <text:p>35579</text:p>
          </table:table-cell>
          <table:table-cell table:style-name="ce10" office:value-type="string">
            <text:p>N</text:p>
          </table:table-cell>
          <table:table-cell table:style-name="ce10" office:value-type="float" office:value="353">
            <text:p>353</text:p>
          </table:table-cell>
          <table:table-cell table:style-name="ce81" office:value-type="string">
            <text:p>http://en.wikipedia.org/wiki/LMS_Class_7F_0-8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GWR 14xx Class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165">
            <text:p>165</text:p>
          </table:table-cell>
          <table:table-cell table:style-name="ce44" office:value-type="float" office:value="62">
            <text:p>62</text:p>
          </table:table-cell>
          <table:table-cell table:style-name="ce49" table:formula="of:=[.H158]/[.F158]" office:value-type="float" office:value="157.898323638964">
            <text:p>158</text:p>
          </table:table-cell>
          <table:table-cell table:formula="of:=([.H143]/([.D143]*[.C143])*([.C158]*[.D158])*[.E158])/[.E143]" office:value-type="float" office:value="9789.69606561579">
            <text:p>9790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Fowler 3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880">
            <text:p>880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98">
            <text:p>98</text:p>
          </table:table-cell>
          <table:table-cell table:style-name="ce49" table:formula="of:=[.H159]/[.F159]" office:value-type="float" office:value="154.489026983342">
            <text:p>154</text:p>
          </table:table-cell>
          <table:table-cell table:formula="of:=([.H165]/([.D165]*[.C165])*([.C159]*[.D159])*[.E159])/[.E165]" office:value-type="float" office:value="15139.9246443675">
            <text:p>15140</text:p>
          </table:table-cell>
          <table:table-cell table:style-name="ce10" office:value-type="string">
            <text:p>N</text:p>
          </table:table-cell>
          <table:table-cell table:style-name="ce10" office:value-type="float" office:value="80">
            <text:p>8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“Patriot”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18">
            <text:p>118</text:p>
          </table:table-cell>
          <table:table-cell table:style-name="ce49" table:formula="of:=[.H160]/[.F160]" office:value-type="float" office:value="417.986650761902">
            <text:p>418</text:p>
          </table:table-cell>
          <table:table-cell table:formula="of:=([.H173]/([.D173]*[.C173])*([.C160]*[.D160])*[.E160])/[.E173]" office:value-type="float" office:value="49322.4247899045">
            <text:p>49322</text:p>
          </table:table-cell>
          <table:table-cell table:style-name="ce10" office:value-type="string">
            <text:p>N</text:p>
          </table:table-cell>
          <table:table-cell table:style-name="ce10" office:value-type="float" office:value="365">
            <text:p>36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SR Class V “Schools”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765">
            <text:p>1765</text:p>
          </table:table-cell>
          <table:table-cell table:style-name="ce10" office:value-type="float" office:value="220">
            <text:p>220</text:p>
          </table:table-cell>
          <table:table-cell table:style-name="ce44" office:value-type="float" office:value="112">
            <text:p>112</text:p>
          </table:table-cell>
          <table:table-cell table:style-name="ce49" table:formula="of:=[.H161]/[.F161]" office:value-type="float" office:value="445.103131586872">
            <text:p>445</text:p>
          </table:table-cell>
          <table:table-cell table:formula="of:=([.H173]/([.D173]*[.C173])*([.C161]*[.D161])*[.E161])/[.E173]" office:value-type="float" office:value="49851.5507377296">
            <text:p>49852</text:p>
          </table:table-cell>
          <table:table-cell table:style-name="ce10" office:value-type="string">
            <text:p>N</text:p>
          </table:table-cell>
          <table:table-cell table:style-name="ce10" office:value-type="float" office:value="285">
            <text:p>28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2">
            <text:p>1932</text:p>
          </table:table-cell>
          <table:table-cell table:style-name="ce10" office:value-type="string">
            <text:p>LMS 2P Tank</text:p>
          </table:table-cell>
          <table:table-cell table:style-name="ce10" office:value-type="float" office:value="17.5">
            <text:p>17.5</text:p>
          </table:table-cell>
          <table:table-cell table:style-name="ce10" table:formula="of:=104+902" office:value-type="float" office:value="1006">
            <text:p>1006</text:p>
          </table:table-cell>
          <table:table-cell table:style-name="ce10" office:value-type="float" office:value="160">
            <text:p>160</text:p>
          </table:table-cell>
          <table:table-cell table:style-name="ce44" office:value-type="float" office:value="76">
            <text:p>76</text:p>
          </table:table-cell>
          <table:table-cell table:style-name="ce49" table:formula="of:=[.H162]/[.F162]" office:value-type="float" office:value="117.859738102653">
            <text:p>118</text:p>
          </table:table-cell>
          <table:table-cell table:formula="of:=([.H131]/([.D131]*[.C131])*([.C162]*[.D162])*[.E162])/[.E131]" office:value-type="float" office:value="8957.34009580163">
            <text:p>8957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en.wikipedia.org/wiki/LMS_Stanier_Class_2_0-4-4T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“Princess Royal”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615">
            <text:p>2615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79">
            <text:p>179</text:p>
          </table:table-cell>
          <table:table-cell table:style-name="ce49" table:formula="of:=[.H163]/[.F163]" office:value-type="float" office:value="675.90227763101">
            <text:p>676</text:p>
          </table:table-cell>
          <table:table-cell table:formula="of:=([.H170]/([.D170]*[.C170])*([.C163]*[.D163])*[.E163])/[.E170]" office:value-type="float" office:value="120986.507695951">
            <text:p>120987</text:p>
          </table:table-cell>
          <table:table-cell table:style-name="ce10" office:value-type="string">
            <text:p>N</text:p>
          </table:table-cell>
          <table:table-cell table:style-name="ce10" office:value-type="float" office:value="595">
            <text:p>59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Stanier Mogul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370">
            <text:p>137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17">
            <text:p>117</text:p>
          </table:table-cell>
          <table:table-cell table:style-name="ce49" table:formula="of:=[.H164]/[.F164]" office:value-type="float" office:value="352.544379709316">
            <text:p>353</text:p>
          </table:table-cell>
          <table:table-cell table:formula="of:=([.H188]/([.D188]*[.C188])*([.C164]*[.D164])*[.E164])/[.E188]" office:value-type="float" office:value="41247.69242599">
            <text:p>41248</text:p>
          </table:table-cell>
          <table:table-cell table:style-name="ce10" office:value-type="string">
            <text:p>N</text:p>
          </table:table-cell>
          <table:table-cell table:style-name="ce10" office:value-type="float" office:value="225">
            <text:p>22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Black Five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3">
            <text:p>113</text:p>
          </table:table-cell>
          <table:table-cell table:style-name="ce49" table:formula="of:=[.H165]/[.F165]" office:value-type="float" office:value="459.610292841759">
            <text:p>460</text:p>
          </table:table-cell>
          <table:table-cell table:formula="of:=([.H188]/([.D188]*[.C188])*([.C165]*[.D165])*[.E165])/[.E188]" office:value-type="float" office:value="51935.9630911188">
            <text:p>51936</text:p>
          </table:table-cell>
          <table:table-cell table:style-name="ce7" office:value-type="string">
            <text:p>N</text:p>
          </table:table-cell>
          <table:table-cell table:style-name="ce7" office:value-type="float" office:value="330">
            <text:p>330</text:p>
          </table:table-cell>
          <table:table-cell table:style-name="ce71" office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3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68">
            <text:p>168</text:p>
          </table:table-cell>
          <table:table-cell table:style-name="ce49" table:formula="of:=[.H166]/[.F166]" office:value-type="float" office:value="186.435346496322">
            <text:p>186</text:p>
          </table:table-cell>
          <table:table-cell table:formula="of:=([.H173]/([.D173]*[.C173])*([.C166]*[.D166])*[.E166])/[.E173]" office:value-type="float" office:value="31321.1382113821">
            <text:p>31321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>
            <text:p>1934</text:p>
          </table:table-cell>
          <table:table-cell table:style-name="ce5" office:value-type="string">
            <text:p>LNER P2 Class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715">
            <text:p>2715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200">
            <text:p>200</text:p>
          </table:table-cell>
          <table:table-cell table:style-name="ce56" office:value-type="float" office:value="653">
            <text:p>653</text:p>
          </table:table-cell>
          <table:table-cell table:style-name="ce47" table:formula="of:=[.G167]*[.F167]" office:value-type="float" office:value="130600">
            <text:p>130600</text:p>
          </table:table-cell>
          <table:table-cell table:style-name="ce5" office:value-type="string">
            <text:p>N</text:p>
          </table:table-cell>
          <table:table-cell table:style-name="ce5" office:value-type="float" office:value="775">
            <text:p>775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Jubilee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9">
            <text:p>119</text:p>
          </table:table-cell>
          <table:table-cell table:style-name="ce49" table:formula="of:=[.H168]/[.F168]" office:value-type="float" office:value="440.752058399117">
            <text:p>441</text:p>
          </table:table-cell>
          <table:table-cell table:formula="of:=([.H173]/([.D173]*[.C173])*([.C168]*[.D168])*[.E168])/[.E173]" office:value-type="float" office:value="52449.494949495">
            <text:p>52449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2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10">
            <text:p>110</text:p>
          </table:table-cell>
          <table:table-cell table:style-name="ce49" table:formula="of:=[.H169]/[.F169]" office:value-type="float" office:value="296.77693194925">
            <text:p>297</text:p>
          </table:table-cell>
          <table:table-cell table:formula="of:=([.H188]/([.D188]*[.C188])*([.C169]*[.D169])*[.E169])/[.E188]" office:value-type="float" office:value="32645.4625144175">
            <text:p>32645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>
            <text:p>1935</text:p>
          </table:table-cell>
          <table:table-cell table:style-name="ce5" office:value-type="string">
            <text:p>LNER A4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58">
            <text:p>158</text:p>
          </table:table-cell>
          <table:table-cell table:style-name="ce56" office:value-type="float" office:value="687">
            <text:p>687</text:p>
          </table:table-cell>
          <table:table-cell table:style-name="ce47" table:formula="of:=[.G170]*[.F170]" office:value-type="float" office:value="108546">
            <text:p>108546</text:p>
          </table:table-cell>
          <table:table-cell table:style-name="ce5" office:value-type="string">
            <text:p>N</text:p>
          </table:table-cell>
          <table:table-cell table:style-name="ce5" office:value-type="float" office:value="750">
            <text:p>750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3P Tank (Stanier)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96">
            <text:p>96</text:p>
          </table:table-cell>
          <table:table-cell table:style-name="ce49" table:formula="of:=[.H171]/[.F171]" office:value-type="float" office:value="151.344491784458">
            <text:p>151</text:p>
          </table:table-cell>
          <table:table-cell table:formula="of:=([.H153]/([.D153]*[.C153])*([.C171]*[.D171])*[.E171])/[.E153]" office:value-type="float" office:value="14529.0712113079">
            <text:p>14529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Stanier 8F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44">
            <text:p>144</text:p>
          </table:table-cell>
          <table:table-cell table:style-name="ce49" table:formula="of:=[.H172]/[.F172]" office:value-type="float" office:value="280.282730621128">
            <text:p>280</text:p>
          </table:table-cell>
          <table:table-cell table:formula="of:=([.H167]/([.D167]*[.C167])*([.C172]*[.D172])*[.E172])/[.E167]" office:value-type="float" office:value="40360.7132094425">
            <text:p>40361</text:p>
          </table:table-cell>
          <table:table-cell table:style-name="ce7" office:value-type="string">
            <text:p>N</text:p>
          </table:table-cell>
          <table:table-cell table:style-name="ce7" office:value-type="float" office:value="235">
            <text:p>23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5" office:value-type="string">
            <text:p>LNER V2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430">
            <text:p>2430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150">
            <text:p>150</text:p>
          </table:table-cell>
          <table:table-cell table:style-name="ce47" office:value-type="float" office:value="670">
            <text:p>670</text:p>
          </table:table-cell>
          <table:table-cell table:style-name="ce47" table:formula="of:=[.G173]*[.F173]" office:value-type="float" office:value="100500">
            <text:p>100500</text:p>
          </table:table-cell>
          <table:table-cell table:style-name="ce5" office:value-type="string">
            <text:p>N</text:p>
          </table:table-cell>
          <table:table-cell table:style-name="ce5" office:value-type="float" office:value="680">
            <text:p>680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MS Princess Coronation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810">
            <text:p>281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80">
            <text:p>180</text:p>
          </table:table-cell>
          <table:table-cell table:style-name="ce49" table:formula="of:=[.H174]/[.F174]" office:value-type="float" office:value="802.52127239719">
            <text:p>803</text:p>
          </table:table-cell>
          <table:table-cell table:formula="of:=([.H170]/([.D170]*[.C170])*([.C174]*[.D174])*[.E174])/[.E170]" office:value-type="float" office:value="144453.829031494">
            <text:p>144454</text:p>
          </table:table-cell>
          <table:table-cell table:style-name="ce7" office:value-type="string">
            <text:p>N</text:p>
          </table:table-cell>
          <table:table-cell table:style-name="ce7" office:value-type="float" office:value="825">
            <text:p>82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NER B17-5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75]/[.F175]" office:value-type="float" office:value="430.086775615231">
            <text:p>430</text:p>
          </table:table-cell>
          <table:table-cell table:formula="of:=([.H173]/([.D173]*[.C173])*([.C175]*[.D175])*[.E175])/[.E173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1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>
            <text:p>1938</text:p>
          </table:table-cell>
          <table:table-cell table:style-name="ce7" office:value-type="string">
            <text:p>GWR Modified Prairie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480">
            <text:p>14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39">
            <text:p>139</text:p>
          </table:table-cell>
          <table:table-cell table:style-name="ce49" table:formula="of:=[.H176]/[.F176]" office:value-type="float" office:value="159.982242439354">
            <text:p>160</text:p>
          </table:table-cell>
          <table:table-cell table:formula="of:=([.H103]/([.D103]*[.C103]) * ([.C176]*[.D176]) * [.E176]) /[.E103]" office:value-type="float" office:value="22237.5316990702">
            <text:p>22238</text:p>
          </table:table-cell>
          <table:table-cell table:style-name="ce10" office:value-type="string">
            <text:p>N</text:p>
          </table:table-cell>
          <table:table-cell table:style-name="ce10" office:value-type="float" office:value="190">
            <text:p>19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>
            <text:p>1941</text:p>
          </table:table-cell>
          <table:table-cell table:style-name="ce7" office:value-type="string">
            <text:p>SR Merchant Navy Class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2450">
            <text:p>245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67">
            <text:p>167</text:p>
          </table:table-cell>
          <table:table-cell table:style-name="ce49" table:formula="of:=[.H177]/[.F177]" office:value-type="float" office:value="575.462485338601">
            <text:p>575</text:p>
          </table:table-cell>
          <table:table-cell table:formula="of:=([.H196]/([.D196]*[.C196]) * ([.C177]*[.D177]) * [.E177]) /[.E196]" office:value-type="float" office:value="96102.2350515464">
            <text:p>96102</text:p>
          </table:table-cell>
          <table:table-cell table:style-name="ce10" office:value-type="string">
            <text:p>N</text:p>
          </table:table-cell>
          <table:table-cell table:style-name="ce10" office:value-type="float" office:value="820">
            <text:p>820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>
            <text:p>1942</text:p>
          </table:table-cell>
          <table:table-cell table:style-name="ce7" office:value-type="string">
            <text:p>SR Q1 Class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470">
            <text:p>1470</text:p>
          </table:table-cell>
          <table:table-cell table:style-name="ce10" office:value-type="float" office:value="230">
            <text:p>230</text:p>
          </table:table-cell>
          <table:table-cell table:style-name="ce44" office:value-type="float" office:value="133">
            <text:p>133</text:p>
          </table:table-cell>
          <table:table-cell table:style-name="ce49" table:formula="of:=[.H178]/[.F178]" office:value-type="float" office:value="328.01660899654">
            <text:p>328</text:p>
          </table:table-cell>
          <table:table-cell table:formula="of:=([.H188]/([.D188]*[.C188]) * ([.C178]*[.D178]) * [.E178]) /[.E188]" office:value-type="float" office:value="43626.2089965398">
            <text:p>43626</text:p>
          </table:table-cell>
          <table:table-cell table:style-name="ce10" office:value-type="string">
            <text:p>N</text:p>
          </table:table-cell>
          <table:table-cell table:style-name="ce10" office:value-type="float" office:value="220">
            <text:p>220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MS rebuilt Royal Scot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860">
            <text:p>1860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48">
            <text:p>148</text:p>
          </table:table-cell>
          <table:table-cell table:style-name="ce49" table:formula="of:=[.H179]/[.F179]" office:value-type="float" office:value="446.587108172474">
            <text:p>447</text:p>
          </table:table-cell>
          <table:table-cell table:formula="of:=([.H173]/([.D173]*[.C173]) * ([.C179]*[.D179]) * [.E179]) /[.E173]" office:value-type="float" office:value="66094.8920095262">
            <text:p>66095</text:p>
          </table:table-cell>
          <table:table-cell table:style-name="ce10"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NER J94 Class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960">
            <text:p>960</text:p>
          </table:table-cell>
          <table:table-cell table:style-name="ce10" office:value-type="float" office:value="170">
            <text:p>170</text:p>
          </table:table-cell>
          <table:table-cell table:style-name="ce44" office:value-type="float" office:value="106">
            <text:p>106</text:p>
          </table:table-cell>
          <table:table-cell table:style-name="ce49" table:formula="of:=[.H180]/[.F180]" office:value-type="float" office:value="83.2312203657839">
            <text:p>83</text:p>
          </table:table-cell>
          <table:table-cell table:formula="of:=([.H131]/([.D131]*[.C131])*([.C180]*[.D180])*[.E180])/[.E131]" office:value-type="float" office:value="8822.50935877309">
            <text:p>8823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WD 2-8-0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680">
            <text:p>16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52">
            <text:p>152</text:p>
          </table:table-cell>
          <table:table-cell table:style-name="ce49" table:formula="of:=[.H181]/[.F181]" office:value-type="float" office:value="344.655132641292">
            <text:p>345</text:p>
          </table:table-cell>
          <table:table-cell table:formula="of:=([.H188]/([.D188]*[.C188])*([.C181]*[.D181])*[.E181])/[.E188]" office:value-type="float" office:value="52387.5801614764">
            <text:p>52388</text:p>
          </table:table-cell>
          <table:table-cell table:style-name="ce10" office:value-type="string">
            <text:p>N</text:p>
          </table:table-cell>
          <table:table-cell table:style-name="ce10" office:value-type="float" office:value="310">
            <text:p>310</text:p>
          </table:table-cell>
          <table:table-cell table:style-name="ce81" office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>
            <text:p>1944</text:p>
          </table:table-cell>
          <table:table-cell table:style-name="ce7" office:value-type="string">
            <text:p>GWR Modified Hall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21">
            <text:p>121</text:p>
          </table:table-cell>
          <table:table-cell table:style-name="ce49" table:formula="of:=[.H182]/[.F182]" office:value-type="float" office:value="318.711956521739">
            <text:p>319</text:p>
          </table:table-cell>
          <table:table-cell table:formula="of:=([.H153]/([.D153]*[.C153])*([.C182]*[.D182])*[.E182])/[.E153]" office:value-type="float" office:value="38564.1467391304">
            <text:p>38564</text:p>
          </table:table-cell>
          <table:table-cell table:style-name="ce10" office:value-type="string">
            <text:p>N</text:p>
          </table:table-cell>
          <table:table-cell table:style-name="ce10" office:value-type="float" office:value="295">
            <text:p>295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LMS Fairburn 4P Tank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365">
            <text:p>136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9">
            <text:p>109</text:p>
          </table:table-cell>
          <table:table-cell table:style-name="ce49" table:formula="of:=[.H183]/[.F183]" office:value-type="float" office:value="323.175518237516">
            <text:p>323</text:p>
          </table:table-cell>
          <table:table-cell table:formula="of:=([.H188]/([.D188]*[.C188])*([.C183]*[.D183])*[.E183])/[.E188]" office:value-type="float" office:value="35226.1314878893">
            <text:p>35226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SR West Country Class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120">
            <text:p>212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37">
            <text:p>137</text:p>
          </table:table-cell>
          <table:table-cell table:style-name="ce49" table:formula="of:=[.H184]/[.F184]" office:value-type="float" office:value="470.728197542543">
            <text:p>471</text:p>
          </table:table-cell>
          <table:table-cell table:formula="of:=([.H196]/([.D196]*[.C196])*([.C184]*[.D184])*[.E184])/[.E196]" office:value-type="float" office:value="64489.7630633284">
            <text:p>64490</text:p>
          </table:table-cell>
          <table:table-cell table:style-name="ce10" office:value-type="string">
            <text:p>N</text:p>
          </table:table-cell>
          <table:table-cell table:style-name="ce10" office:value-type="float" office:value="545">
            <text:p>545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GWR Hawksworth County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715">
            <text:p>1715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45">
            <text:p>145</text:p>
          </table:table-cell>
          <table:table-cell table:style-name="ce49" table:formula="of:=[.H185]/[.F185]" office:value-type="float" office:value="440.357504585147">
            <text:p>440</text:p>
          </table:table-cell>
          <table:table-cell table:formula="of:=([.H173]/([.D173]*[.C173])*([.C185]*[.D185])*[.E185])/[.E173]" office:value-type="float" office:value="63851.8381648463">
            <text:p>63852</text:p>
          </table:table-cell>
          <table:table-cell table:style-name="ce10" office:value-type="string">
            <text:p>N</text:p>
          </table:table-cell>
          <table:table-cell table:style-name="ce10" office:value-type="float" office:value="265">
            <text:p>265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>
            <text:p>1946</text:p>
          </table:table-cell>
          <table:table-cell table:style-name="ce7" office:value-type="string">
            <text:p>LMS Ivatt 2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025">
            <text:p>102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77">
            <text:p>77</text:p>
          </table:table-cell>
          <table:table-cell table:style-name="ce49" table:formula="of:=[.H186]/[.F186]" office:value-type="float" office:value="229.02040673667">
            <text:p>229</text:p>
          </table:table-cell>
          <table:table-cell table:formula="of:=([.H188]/([.D188]*[.C188])*([.C186]*[.D186])*[.E186])/[.E188]" office:value-type="float" office:value="17634.5713187236">
            <text:p>17635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2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>
            <text:p>1947</text:p>
          </table:table-cell>
          <table:table-cell table:style-name="ce7" office:value-type="string">
            <text:p>LMS Ivatt 4F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220">
            <text:p>122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08">
            <text:p>108</text:p>
          </table:table-cell>
          <table:table-cell table:style-name="ce49" table:formula="of:=[.H187]/[.F187]" office:value-type="float" office:value="279.373346433708">
            <text:p>279</text:p>
          </table:table-cell>
          <table:table-cell table:formula="of:=([.H188]/([.D188]*[.C188])*([.C187]*[.D187])*[.E187])/[.E188]" office:value-type="float" office:value="30172.3214148404">
            <text:p>30172</text:p>
          </table:table-cell>
          <table:table-cell table:style-name="ce10" office:value-type="string">
            <text:p>N</text:p>
          </table:table-cell>
          <table:table-cell table:style-name="ce10" office:value-type="float" office:value="245">
            <text:p>245</text:p>
          </table:table-cell>
          <table:table-cell table:style-name="ce82" office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5" office:value-type="string">
            <text:p>BR 4MT 4-6-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45">
            <text:p>1445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14">
            <text:p>114</text:p>
          </table:table-cell>
          <table:table-cell table:style-name="ce47" office:value-type="float" office:value="368">
            <text:p>368</text:p>
          </table:table-cell>
          <table:table-cell table:style-name="ce47" table:formula="of:=[.G188]*[.F188]" office:value-type="float" office:value="41952">
            <text:p>41952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9" office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7MT “Britannia”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2475">
            <text:p>2475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43">
            <text:p>143</text:p>
          </table:table-cell>
          <table:table-cell table:style-name="ce57" table:formula="of:=[.H189]/[.F189]" office:value-type="float" office:value="747.379515109565">
            <text:p>747</text:p>
          </table:table-cell>
          <table:table-cell table:style-name="ce60" table:formula="of:=([.H170]/([.D170]*[.C170])*([.C189]*[.D189])*[.E189])/[.E170]" office:value-type="float" office:value="106875.270660668">
            <text:p>106875</text:p>
          </table:table-cell>
          <table:table-cell table:style-name="ce7" office:value-type="string">
            <text:p>N</text:p>
          </table:table-cell>
          <table:table-cell table:style-name="ce7" office:value-type="float" office:value="674">
            <text:p>674</text:p>
          </table:table-cell>
          <table:table-cell table:style-name="ce7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5MT</text:p>
          </table:table-cell>
          <table:table-cell table:style-name="ce7" office:value-type="float" office:value="28.7">
            <text:p>28.7</text:p>
          </table:table-cell>
          <table:table-cell table:style-name="ce7" table:formula="of:=1479+171" office:value-type="float" office:value="1650">
            <text:p>165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6">
            <text:p>116</text:p>
          </table:table-cell>
          <table:table-cell table:style-name="ce57" table:formula="of:=[.H190]/[.F190]" office:value-type="float" office:value="438.96400588633">
            <text:p>439</text:p>
          </table:table-cell>
          <table:table-cell table:style-name="ce60" table:formula="of:=([.H188]/([.D188]*[.C188])*([.C190]*[.D190])*[.E190])/[.E188]" office:value-type="float" office:value="50919.8246828143">
            <text:p>50920</text:p>
          </table:table-cell>
          <table:table-cell table:style-name="ce7" office:value-type="string">
            <text:p>N</text:p>
          </table:table-cell>
          <table:table-cell table:style-name="ce7" office:value-type="float" office:value="358">
            <text:p>358</text:p>
          </table:table-cell>
          <table:table-cell table:style-name="ce71" office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4MT Tank</text:p>
          </table:table-cell>
          <table:table-cell table:style-name="ce7" office:value-type="float" office:value="26.7">
            <text:p>26.7</text:p>
          </table:table-cell>
          <table:table-cell table:style-name="ce7" table:formula="of:=1223+143" office:value-type="float" office:value="1366">
            <text:p>136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1">
            <text:p>111</text:p>
          </table:table-cell>
          <table:table-cell table:style-name="ce57" table:formula="of:=[.H191]/[.F191]" office:value-type="float" office:value="353.313344347808">
            <text:p>353</text:p>
          </table:table-cell>
          <table:table-cell table:style-name="ce60" table:formula="of:=([.H188]/([.D188]*[.C188])*([.C191]*[.D191])*[.E191])/[.E188]" office:value-type="float" office:value="39217.7812226067">
            <text:p>39218</text:p>
          </table:table-cell>
          <table:table-cell table:style-name="ce7" office:value-type="string">
            <text:p>N</text:p>
          </table:table-cell>
          <table:table-cell table:style-name="ce7" office:value-type="float" office:value="240">
            <text:p>240</text:p>
          </table:table-cell>
          <table:table-cell table:style-name="ce71" office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4MT 2-6-0</text:p>
          </table:table-cell>
          <table:table-cell table:style-name="ce7" office:value-type="float" office:value="23">
            <text:p>23</text:p>
          </table:table-cell>
          <table:table-cell table:style-name="ce7" table:formula="of:=1075+131" office:value-type="float" office:value="1206">
            <text:p>120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08">
            <text:p>108</text:p>
          </table:table-cell>
          <table:table-cell table:style-name="ce57" table:formula="of:=[.H192]/[.F192]" office:value-type="float" office:value="276.167422786108">
            <text:p>276</text:p>
          </table:table-cell>
          <table:table-cell table:style-name="ce60" table:formula="of:=([.H188]/([.D188]*[.C188])*([.C192]*[.D192])*[.E192])/[.E188]" office:value-type="float" office:value="29826.0816608997">
            <text:p>29826</text:p>
          </table:table-cell>
          <table:table-cell table:style-name="ce7" office:value-type="string">
            <text:p>N</text:p>
          </table:table-cell>
          <table:table-cell table:style-name="ce7" office:value-type="float" office:value="247">
            <text:p>247</text:p>
          </table:table-cell>
          <table:table-cell table:style-name="ce71" office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2MT Tank</text:p>
          </table:table-cell>
          <table:table-cell table:style-name="ce7" office:value-type="float" office:value="17.5">
            <text:p>17.5</text:p>
          </table:table-cell>
          <table:table-cell table:style-name="ce7" table:formula="of:=101+924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82">
            <text:p>82</text:p>
          </table:table-cell>
          <table:table-cell table:style-name="ce57" table:formula="of:=[.H193]/[.F193]" office:value-type="float" office:value="209.081977017386">
            <text:p>209</text:p>
          </table:table-cell>
          <table:table-cell table:style-name="ce60" table:formula="of:=([.H188]/([.D188]*[.C188])*([.C193]*[.D193])*[.E193])/[.E188]" office:value-type="float" office:value="17144.7221154257">
            <text:p>17145</text:p>
          </table:table-cell>
          <table:table-cell table:style-name="ce7" office:value-type="string">
            <text:p>N</text:p>
          </table:table-cell>
          <table:table-cell table:style-name="ce7" office:value-type="float" office:value="124">
            <text:p>124</text:p>
          </table:table-cell>
          <table:table-cell table:style-name="ce71" office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>
            <text:p>1954</text:p>
          </table:table-cell>
          <table:table-cell table:style-name="ce7" office:value-type="string">
            <text:p>BR 8P “Duke of Gloucester”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90">
            <text:p>249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74">
            <text:p>174</text:p>
          </table:table-cell>
          <table:table-cell table:style-name="ce57" table:formula="of:=[.H194]/[.F194]" office:value-type="float" office:value="766.596523435921">
            <text:p>767</text:p>
          </table:table-cell>
          <table:table-cell table:style-name="ce60" table:formula="of:=([.H167]/([.D167]*[.C167])*([.C194]*[.D194])*[.E194])/[.E167]" office:value-type="float" office:value="133387.79507785">
            <text:p>133388</text:p>
          </table:table-cell>
          <table:table-cell table:style-name="ce7" office:value-type="string">
            <text:p>N</text:p>
          </table:table-cell>
          <table:table-cell table:style-name="ce7" office:value-type="float" office:value="675">
            <text:p>675</text:p>
          </table:table-cell>
          <table:table-cell table:style-name="ce7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57" table:formula="of:=[.H195]/[.F195]" office:value-type="float" office:value="500.660167724457">
            <text:p>501</text:p>
          </table:table-cell>
          <table:table-cell table:style-name="ce60" table:formula="of:=([.H167]/([.D167]*[.C167])*([.C195]*[.D195])*[.E195])/[.E167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>
            <text:p>1956</text:p>
          </table:table-cell>
          <table:table-cell table:style-name="ce5" office:value-type="string">
            <text:p>SR Rebuilt “Merchant Navy”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2450">
            <text:p>2450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49">
            <text:p>149</text:p>
          </table:table-cell>
          <table:table-cell table:style-name="ce47" office:value-type="float" office:value="570">
            <text:p>570</text:p>
          </table:table-cell>
          <table:table-cell table:style-name="ce47" table:formula="of:=[.G196]*[.F196]" office:value-type="float" office:value="84930">
            <text:p>84930</text:p>
          </table:table-cell>
          <table:table-cell table:style-name="ce5" office:value-type="string">
            <text:p>N</text:p>
          </table:table-cell>
          <table:table-cell table:style-name="ce5" office:value-type="float" office:value="612">
            <text:p>612</text:p>
          </table:table-cell>
          <table:table-cell table:style-name="ce69" office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6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57" table:formula="of:=[.H197]/[.F197]" office:value-type="float" office:value="471.211075931504">
            <text:p>471</text:p>
          </table:table-cell>
          <table:table-cell table:style-name="ce60" table:formula="of:=([.H196]/([.D196]*[.C196])*([.C197]*[.D197])*[.E197])/[.E196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6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12-26T22:49:53</dc:date>
    <meta:editing-duration>P13DT17H4M10S</meta:editing-duration>
    <meta:editing-cycles>789</meta:editing-cycles>
    <meta:generator>LibreOffice/3.5$Linux_x86 LibreOffice_project/350m1$Build-2</meta:generator>
    <dc:creator>James Petts</dc:creator>
    <meta:document-statistic meta:table-count="3" meta:cell-count="2334" meta:object-count="0"/>
  </office:meta>
</office:document-meta>
</file>